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2FE5467CF89A7EB3.png" manifest:media-type="image/png"/>
  <manifest:file-entry manifest:full-path="Pictures/100002010000008F0000007F0C54205D2A6B4484.png" manifest:media-type="image/png"/>
  <manifest:file-entry manifest:full-path="Pictures/10000201000000AA00000098235FA486F5C109EC.png" manifest:media-type="image/png"/>
  <manifest:file-entry manifest:full-path="Pictures/10000201000000FA000000DE092A26DC6849588C.png" manifest:media-type="image/png"/>
  <manifest:file-entry manifest:full-path="Pictures/10000201000000FA000000DE479418A8F912AFED.png" manifest:media-type="image/png"/>
  <manifest:file-entry manifest:full-path="Pictures/10000201000000FE000000E6344AB3396FB92AEF.png" manifest:media-type="image/png"/>
  <manifest:file-entry manifest:full-path="Pictures/10000201000000AA000000984DC904ED5549D477.png" manifest:media-type="image/png"/>
  <manifest:file-entry manifest:full-path="Pictures/100002010000018000000180ED8B8ABDE7D40489.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4_5f_junio-05_5f_2019">
      <style:table-properties table:display="true" style:writing-mode="lr-tb" tableooo:tab-color="#ff5429"/>
    </style:style>
    <style:style style:name="ta3" style:family="table" style:master-page-name="PageStyle_5f_s13_5f_mayo_5f_29_5f_2019">
      <style:table-properties table:display="true" style:writing-mode="lr-tb"/>
    </style:style>
    <style:style style:name="ta4" style:family="table" style:master-page-name="PageStyle_5f_s12_5f_mayo_5f_22_5f_2019">
      <style:table-properties table:display="true" style:writing-mode="lr-tb"/>
    </style:style>
    <style:style style:name="ta5" style:family="table" style:master-page-name="PageStyle_5f_s11_5f_mayo_5f_15_5f_2019">
      <style:table-properties table:display="true" style:writing-mode="lr-tb"/>
    </style:style>
    <style:style style:name="ta6" style:family="table" style:master-page-name="PageStyle_5f_s10_5f_mayo_5f_09_5f_2019">
      <style:table-properties table:display="true" style:writing-mode="lr-tb"/>
    </style:style>
    <style:style style:name="ta7" style:family="table" style:master-page-name="PageStyle_5f_s10_5f_mayo_5f_06_5f_2019">
      <style:table-properties table:display="true" style:writing-mode="lr-tb"/>
    </style:style>
    <style:style style:name="ta8" style:family="table" style:master-page-name="PageStyle_5f_s09_5f_mayo_5f_02_5f_2019">
      <style:table-properties table:display="true" style:writing-mode="lr-tb"/>
    </style:style>
    <style:style style:name="ta9" style:family="table" style:master-page-name="PageStyle_5f_abril_5f_27_5f_2019">
      <style:table-properties table:display="true" style:writing-mode="lr-tb"/>
    </style:style>
    <style:style style:name="ta10" style:family="table" style:master-page-name="PageStyle_5f_abril_5f_25_5f_2019">
      <style:table-properties table:display="true" style:writing-mode="lr-tb"/>
    </style:style>
    <style:style style:name="ta11" style:family="table" style:master-page-name="PageStyle_5f_abril_5f_20_5f_2019">
      <style:table-properties table:display="true" style:writing-mode="lr-tb"/>
    </style:style>
    <style:style style:name="ta12" style:family="table" style:master-page-name="PageStyle_5f_abril_5f_18_5f_2019">
      <style:table-properties table:display="true" style:writing-mode="lr-tb"/>
    </style:style>
    <style:style style:name="ta13" style:family="table" style:master-page-name="PageStyle_5f_abril_5f_09_5f_2019">
      <style:table-properties table:display="true" style:writing-mode="lr-tb"/>
    </style:style>
    <style:style style:name="ta14" style:family="table" style:master-page-name="PageStyle_5f_abril_5f_03_5f_2019">
      <style:table-properties table:display="true" style:writing-mode="lr-tb"/>
    </style:style>
    <style:style style:name="ta15" style:family="table" style:master-page-name="PageStyle_5f_marzo_5f_31_5f_2019">
      <style:table-properties table:display="true" style:writing-mode="lr-tb"/>
    </style:style>
    <style:style style:name="ta16" style:family="table" style:master-page-name="PageStyle_5f_marzo_5f_27_5f_2019">
      <style:table-properties table:display="true" style:writing-mode="lr-tb"/>
    </style:style>
    <style:style style:name="ta17" style:family="table" style:master-page-name="PageStyle_5f_marzo_5f_23_5f_2019">
      <style:table-properties table:display="true" style:writing-mode="lr-tb"/>
    </style:style>
    <style:style style:name="ta18" style:family="table" style:master-page-name="PageStyle_5f_marzo_5f_20_5f_2019">
      <style:table-properties table:display="true" style:writing-mode="lr-tb"/>
    </style:style>
    <style:style style:name="ta19" style:family="table" style:master-page-name="PageStyle_5f_marzo_5f_16_5f_2019">
      <style:table-properties table:display="true" style:writing-mode="lr-tb"/>
    </style:style>
    <style:style style:name="ta20" style:family="table" style:master-page-name="PageStyle_5f_marzo_5f_13_5f_2019">
      <style:table-properties table:display="true" style:writing-mode="lr-tb"/>
    </style:style>
    <style:style style:name="ta21" style:family="table" style:master-page-name="PageStyle_5f_marzo_5f_06_5f_2019">
      <style:table-properties table:display="true" style:writing-mode="lr-tb"/>
    </style:style>
    <style:style style:name="ta22" style:family="table" style:master-page-name="PageStyle_5f_marzo_5f_01_5f_2019">
      <style:table-properties table:display="true" style:writing-mode="lr-tb"/>
    </style:style>
    <style:style style:name="ta23" style:family="table" style:master-page-name="PageStyle_5f_febrero_5f_27_5f_2019">
      <style:table-properties table:display="true" style:writing-mode="lr-tb"/>
    </style:style>
    <style:style style:name="ta24"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9" style:family="table-cell" style:parent-style-name="Default">
      <style:table-cell-properties style:text-align-source="fix" style:repeat-content="false"/>
      <style:paragraph-properties fo:text-align="center" fo:margin-left="0mm"/>
      <style:text-properties fo:font-size="20pt" style:font-size-asian="20pt" style:font-size-complex="20pt"/>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24" style:family="table-cell" style:parent-style-name="Default" style:data-style-name="N4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2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2" style:family="table-cell" style:parent-style-name="Default">
      <style:table-cell-properties fo:background-color="transparent" style:rotation-align="none"/>
    </style:style>
    <style:style style:name="ce133"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36"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65" style:family="table-cell" style:parent-style-name="Default">
      <style:table-cell-properties fo:border-bottom="none" style:diagonal-bl-tr="none" style:diagonal-tl-br="none" style:text-align-source="value-type" style:repeat-content="false" fo:background-color="transparent"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0" style:family="table-cell" style:parent-style-name="Default">
      <style:table-cell-properties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1"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44" style:family="table-cell" style:parent-style-name="Default">
      <style:table-cell-properties fo:border-bottom="2.4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data-style-name="N1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4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fo:border-bottom="2.49pt solid #000000"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Default" style:data-style-name="N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99"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00"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02"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06"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9"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68mm" fo:min-width="60.76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68mm" fo:min-width="61.77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3mm" fo:min-width="3.09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9.01mm" fo:min-width="11.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68mm" fo:min-width="53.58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85mm" fo:min-width="10.97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68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68mm" fo:min-width="54.36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49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58mm" fo:min-width="4.1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stroke="solid" svg:stroke-width="0mm" svg:stroke-color="#ffffff" draw:fill="none" draw:textarea-vertical-align="top" draw:auto-grow-height="false" fo:min-height="34.67mm" fo:min-width="60.75mm" fo:padding-top="1.25mm" fo:padding-bottom="1.25mm" fo:padding-left="2.5mm" fo:padding-right="2.5mm" fo:wrap-option="wrap"/>
    </style:style>
    <style:style style:name="gr13" style:family="graphic">
      <style:graphic-properties draw:stroke="solid" svg:stroke-width="0mm" svg:stroke-color="#ffffff" draw:fill="none" draw:textarea-vertical-align="top" draw:auto-grow-height="false" fo:min-height="34.67mm" fo:min-width="61.76mm" fo:padding-top="1.25mm" fo:padding-bottom="1.25mm" fo:padding-left="2.5mm" fo:padding-right="2.5mm" fo:wrap-option="wrap"/>
    </style:style>
    <style:style style:name="gr14" style:family="graphic">
      <style:graphic-properties draw:stroke="solid" svg:stroke-width="0.26mm" svg:stroke-color="#ffffff" draw:stroke-linejoin="round" draw:fill="solid" draw:fill-color="#ffffff" draw:textarea-vertical-align="top" draw:auto-grow-height="false" draw:fit-to-size="false" style:shrink-to-fit="false" fo:min-height="8.31mm" fo:min-width="3.08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9.02mm" fo:min-width="11.9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4.67mm" fo:min-width="53.59mm" fo:padding-top="1.25mm" fo:padding-bottom="1.25mm" fo:padding-left="2.5mm" fo:padding-right="2.5mm" fo:wrap-option="wrap"/>
    </style:style>
    <style:style style:name="gr17" style:family="graphic">
      <style:graphic-properties draw:stroke="solid" svg:stroke-width="0.26mm" svg:stroke-color="#ffffff" draw:stroke-linejoin="round" draw:fill="solid" draw:fill-color="#ffffff" draw:textarea-vertical-align="top" draw:auto-grow-height="false" draw:fit-to-size="false" style:shrink-to-fit="false" fo:min-height="8.86mm" fo:min-width="10.98mm" fo:padding-top="1.25mm" fo:padding-bottom="1.25mm" fo:padding-left="2.5mm" fo:padding-right="2.5mm" fo:wrap-option="wrap"/>
    </style:style>
    <style:style style:name="gr18" style:family="graphic">
      <style:graphic-properties draw:stroke="solid" svg:stroke-width="0mm" svg:stroke-color="#ffffff" draw:fill="none" draw:textarea-vertical-align="top" draw:auto-grow-height="false" fo:min-height="34.67mm" fo:min-width="54.17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67mm" fo:min-width="54.34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8.5mm" fo:min-width="4.01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7.59mm" fo:min-width="4.09mm" fo:padding-top="1.25mm" fo:padding-bottom="1.25mm" fo:padding-left="2.5mm" fo:padding-right="2.5mm" fo:wrap-option="wrap"/>
    </style:style>
    <style:style style:name="gr22" style:family="graphic">
      <style:graphic-properties draw:stroke="solid" svg:stroke-width="0mm" svg:stroke-color="#ffffff" draw:fill="none" draw:textarea-vertical-align="top" draw:auto-grow-height="false" fo:min-height="34.72mm" fo:min-width="60.75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72mm" fo:min-width="61.76mm" fo:padding-top="1.25mm" fo:padding-bottom="1.25mm" fo:padding-left="2.5mm" fo:padding-right="2.5mm" fo:wrap-option="wrap"/>
    </style:style>
    <style:style style:name="gr24" style:family="graphic">
      <style:graphic-properties draw:stroke="solid" svg:stroke-width="0.26mm" svg:stroke-color="#ffffff" draw:stroke-linejoin="round" draw:fill="solid" draw:fill-color="#ffffff" draw:textarea-vertical-align="top" draw:auto-grow-height="false" draw:fit-to-size="false" style:shrink-to-fit="false" fo:min-height="8.36mm" fo:min-width="3.08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9mm" fo:padding-top="1.25mm" fo:padding-bottom="1.25mm" fo:padding-left="2.5mm" fo:padding-right="2.5mm" fo:wrap-option="wrap"/>
    </style:style>
    <style:style style:name="gr26" style:family="graphic">
      <style:graphic-properties draw:stroke="solid" svg:stroke-width="0mm" svg:stroke-color="#ffffff" draw:fill="none" draw:textarea-vertical-align="top" draw:auto-grow-height="false" fo:min-height="34.72mm" fo:min-width="53.59mm" fo:padding-top="1.25mm" fo:padding-bottom="1.25mm" fo:padding-left="2.5mm" fo:padding-right="2.5mm" fo:wrap-option="wrap"/>
    </style:style>
    <style:style style:name="gr27"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0.98mm" fo:padding-top="1.25mm" fo:padding-bottom="1.25mm" fo:padding-left="2.5mm" fo:padding-right="2.5mm" fo:wrap-option="wrap"/>
    </style:style>
    <style:style style:name="gr28" style:family="graphic">
      <style:graphic-properties draw:stroke="solid" svg:stroke-width="0mm" svg:stroke-color="#ffffff" draw:fill="none" draw:textarea-vertical-align="top" draw:auto-grow-height="false" fo:min-height="34.72mm" fo:min-width="54.17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4.72mm" fo:min-width="54.34mm" fo:padding-top="1.25mm" fo:padding-bottom="1.25mm" fo:padding-left="2.5mm" fo:padding-right="2.5mm" fo:wrap-option="wrap"/>
    </style:style>
    <style:style style:name="gr30"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7.64mm" fo:min-width="4.09mm" fo:padding-top="1.25mm" fo:padding-bottom="1.25mm" fo:padding-left="2.5mm" fo:padding-right="2.5mm" fo:wrap-option="wrap"/>
    </style:style>
    <style:style style:name="gr32" style:family="graphic">
      <style:graphic-properties draw:stroke="solid" svg:stroke-width="0mm" svg:stroke-color="#ffffff" draw:fill="none" draw:textarea-vertical-align="top" draw:auto-grow-height="false" fo:min-height="34.69mm" fo:min-width="60.75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4.69mm" fo:min-width="61.76mm" fo:padding-top="1.25mm" fo:padding-bottom="1.25mm" fo:padding-left="2.5mm" fo:padding-right="2.5mm" fo:wrap-option="wrap"/>
    </style:style>
    <style:style style:name="gr34" style:family="graphic">
      <style:graphic-properties draw:stroke="solid" svg:stroke-width="0mm" svg:stroke-color="#ffffff" draw:fill="none" draw:textarea-vertical-align="top" draw:auto-grow-height="false" fo:min-height="34.69mm" fo:min-width="53.59mm" fo:padding-top="1.25mm" fo:padding-bottom="1.25mm" fo:padding-left="2.5mm" fo:padding-right="2.5mm" fo:wrap-option="wrap"/>
    </style:style>
    <style:style style:name="gr35" style:family="graphic">
      <style:graphic-properties draw:stroke="solid" svg:stroke-width="0mm" svg:stroke-color="#ffffff" draw:fill="none" draw:textarea-vertical-align="top" draw:auto-grow-height="false" fo:min-height="34.69mm" fo:min-width="54.17mm" fo:padding-top="1.25mm" fo:padding-bottom="1.25mm" fo:padding-left="2.5mm" fo:padding-right="2.5mm" fo:wrap-option="wrap"/>
    </style:style>
    <style:style style:name="gr36" style:family="graphic">
      <style:graphic-properties draw:stroke="solid" svg:stroke-width="0mm" svg:stroke-color="#ffffff" draw:fill="none" draw:textarea-vertical-align="top" draw:auto-grow-height="false" fo:min-height="34.69mm" fo:min-width="54.34mm" fo:padding-top="1.25mm" fo:padding-bottom="1.25mm" fo:padding-left="2.5mm" fo:padding-right="2.5mm" fo:wrap-option="wrap"/>
    </style:style>
    <style:style style:name="gr37"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ffffff" draw:fill="none" draw:textarea-vertical-align="top" draw:auto-grow-height="false" fo:min-height="34.88mm" fo:min-width="60.75mm" fo:padding-top="1.25mm" fo:padding-bottom="1.25mm" fo:padding-left="2.5mm" fo:padding-right="2.5mm" fo:wrap-option="wrap"/>
    </style:style>
    <style:style style:name="gr39" style:family="graphic">
      <style:graphic-properties draw:stroke="solid" svg:stroke-width="0mm" svg:stroke-color="#ffffff" draw:fill="none" draw:textarea-vertical-align="top" draw:auto-grow-height="false" fo:min-height="34.88mm" fo:min-width="61.76mm" fo:padding-top="1.25mm" fo:padding-bottom="1.25mm" fo:padding-left="2.5mm" fo:padding-right="2.5mm" fo:wrap-option="wrap"/>
    </style:style>
    <style:style style:name="gr40" style:family="graphic">
      <style:graphic-properties draw:stroke="solid" svg:stroke-width="0.26mm" svg:stroke-color="#ffffff" draw:stroke-linejoin="round" draw:fill="solid" draw:fill-color="#ffffff" draw:textarea-vertical-align="top" draw:auto-grow-height="false" draw:fit-to-size="false" style:shrink-to-fit="false" fo:min-height="8.5mm" fo:min-width="3.08mm" fo:padding-top="1.25mm" fo:padding-bottom="1.25mm" fo:padding-left="2.5mm" fo:padding-right="2.5mm" fo:wrap-option="wrap"/>
    </style:style>
    <style:style style:name="gr41"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42" style:family="graphic">
      <style:graphic-properties draw:stroke="solid" svg:stroke-width="0mm" svg:stroke-color="#ffffff" draw:fill="none" draw:textarea-vertical-align="top" draw:auto-grow-height="false" fo:min-height="34.88mm" fo:min-width="53.59mm" fo:padding-top="1.25mm" fo:padding-bottom="1.25mm" fo:padding-left="2.5mm" fo:padding-right="2.5mm" fo:wrap-option="wrap"/>
    </style:style>
    <style:style style:name="gr43"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0.98mm" fo:padding-top="1.25mm" fo:padding-bottom="1.25mm" fo:padding-left="2.5mm" fo:padding-right="2.5mm" fo:wrap-option="wrap"/>
    </style:style>
    <style:style style:name="gr44"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45"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46"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47" style:family="graphic">
      <style:graphic-properties draw:stroke="solid" svg:stroke-width="0.26mm" svg:stroke-color="#ffffff" draw:stroke-linejoin="round" draw:fill="solid" draw:fill-color="#ffffff" draw:textarea-vertical-align="top" draw:auto-grow-height="false" draw:fit-to-size="false" style:shrink-to-fit="false" fo:min-height="7.78mm" fo:min-width="4.09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91mm" fo:min-width="60.75mm" fo:padding-top="1.25mm" fo:padding-bottom="1.25mm" fo:padding-left="2.5mm" fo:padding-right="2.5mm" fo:wrap-option="wrap"/>
    </style:style>
    <style:style style:name="gr49" style:family="graphic">
      <style:graphic-properties draw:stroke="solid" svg:stroke-width="0mm" svg:stroke-color="#ffffff" draw:fill="none" draw:textarea-vertical-align="top" draw:auto-grow-height="false" fo:min-height="34.91mm" fo:min-width="61.76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8.52mm" fo:min-width="3.08mm" fo:padding-top="1.25mm" fo:padding-bottom="1.25mm" fo:padding-left="2.5mm" fo:padding-right="2.5mm" fo:wrap-option="wrap"/>
    </style:style>
    <style:style style:name="gr51"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52" style:family="graphic">
      <style:graphic-properties draw:stroke="solid" svg:stroke-width="0mm" svg:stroke-color="#ffffff" draw:fill="none" draw:textarea-vertical-align="top" draw:auto-grow-height="false" fo:min-height="34.91mm" fo:min-width="53.59mm" fo:padding-top="1.25mm" fo:padding-bottom="1.25mm" fo:padding-left="2.5mm" fo:padding-right="2.5mm" fo:wrap-option="wrap"/>
    </style:style>
    <style:style style:name="gr53"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0.98mm" fo:padding-top="1.25mm" fo:padding-bottom="1.25mm" fo:padding-left="2.5mm" fo:padding-right="2.5mm" fo:wrap-option="wrap"/>
    </style:style>
    <style:style style:name="gr54"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55"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56"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57" style:family="graphic">
      <style:graphic-properties draw:stroke="solid" svg:stroke-width="0.26mm" svg:stroke-color="#ffffff" draw:stroke-linejoin="round" draw:fill="solid" draw:fill-color="#ffffff" draw:textarea-vertical-align="top" draw:auto-grow-height="false" draw:fit-to-size="false" style:shrink-to-fit="false" fo:min-height="7.8mm" fo:min-width="4.09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55mm" fo:min-width="60.75mm" fo:padding-top="1.25mm" fo:padding-bottom="1.25mm" fo:padding-left="2.5mm" fo:padding-right="2.5mm" fo:wrap-option="wrap"/>
    </style:style>
    <style:style style:name="gr59" style:family="graphic">
      <style:graphic-properties draw:stroke="solid" svg:stroke-width="0mm" svg:stroke-color="#ffffff" draw:fill="none" draw:textarea-vertical-align="top" draw:auto-grow-height="false" fo:min-height="34.55mm" fo:min-width="61.76mm" fo:padding-top="1.25mm" fo:padding-bottom="1.25mm" fo:padding-left="2.5mm" fo:padding-right="2.5mm" fo:wrap-option="wrap"/>
    </style:style>
    <style:style style:name="gr60" style:family="graphic">
      <style:graphic-properties draw:stroke="solid" svg:stroke-width="0.26mm" svg:stroke-color="#ffffff" draw:stroke-linejoin="round" draw:fill="solid" draw:fill-color="#ffffff" draw:textarea-vertical-align="top" draw:auto-grow-height="false" draw:fit-to-size="false" style:shrink-to-fit="false" fo:min-height="8.17mm" fo:min-width="3.08mm" fo:padding-top="1.25mm" fo:padding-bottom="1.25mm" fo:padding-left="2.5mm" fo:padding-right="2.5mm" fo:wrap-option="wrap"/>
    </style:style>
    <style:style style:name="gr61" style:family="graphic">
      <style:graphic-properties draw:stroke="solid" svg:stroke-width="0.26mm" svg:stroke-color="#ffffff" draw:stroke-linejoin="round" draw:fill="solid" draw:fill-color="#ffffff" draw:textarea-vertical-align="top" draw:auto-grow-height="false" draw:fit-to-size="false" style:shrink-to-fit="false" fo:min-height="8.88mm" fo:min-width="11.9mm" fo:padding-top="1.25mm" fo:padding-bottom="1.25mm" fo:padding-left="2.5mm" fo:padding-right="2.5mm" fo:wrap-option="wrap"/>
    </style:style>
    <style:style style:name="gr62" style:family="graphic">
      <style:graphic-properties draw:stroke="solid" svg:stroke-width="0mm" svg:stroke-color="#ffffff" draw:fill="none" draw:textarea-vertical-align="top" draw:auto-grow-height="false" fo:min-height="34.55mm" fo:min-width="53.59mm" fo:padding-top="1.25mm" fo:padding-bottom="1.25mm" fo:padding-left="2.5mm" fo:padding-right="2.5mm" fo:wrap-option="wrap"/>
    </style:style>
    <style:style style:name="gr63" style:family="graphic">
      <style:graphic-properties draw:stroke="solid" svg:stroke-width="0.26mm" svg:stroke-color="#ffffff" draw:stroke-linejoin="round" draw:fill="solid" draw:fill-color="#ffffff" draw:textarea-vertical-align="top" draw:auto-grow-height="false" draw:fit-to-size="false" style:shrink-to-fit="false" fo:min-height="8.72mm" fo:min-width="10.98mm" fo:padding-top="1.25mm" fo:padding-bottom="1.25mm" fo:padding-left="2.5mm" fo:padding-right="2.5mm" fo:wrap-option="wrap"/>
    </style:style>
    <style:style style:name="gr64" style:family="graphic">
      <style:graphic-properties draw:stroke="solid" svg:stroke-width="0mm" svg:stroke-color="#ffffff" draw:fill="none" draw:textarea-vertical-align="top" draw:auto-grow-height="false" fo:min-height="34.55mm" fo:min-width="54.17mm" fo:padding-top="1.25mm" fo:padding-bottom="1.25mm" fo:padding-left="2.5mm" fo:padding-right="2.5mm" fo:wrap-option="wrap"/>
    </style:style>
    <style:style style:name="gr65" style:family="graphic">
      <style:graphic-properties draw:stroke="solid" svg:stroke-width="0mm" svg:stroke-color="#ffffff" draw:fill="none" draw:textarea-vertical-align="top" draw:auto-grow-height="false" fo:min-height="34.55mm" fo:min-width="54.34mm" fo:padding-top="1.25mm" fo:padding-bottom="1.25mm" fo:padding-left="2.5mm" fo:padding-right="2.5mm" fo:wrap-option="wrap"/>
    </style:style>
    <style:style style:name="gr66" style:family="graphic">
      <style:graphic-properties draw:stroke="solid" svg:stroke-width="0.26mm" svg:stroke-color="#ffffff" draw:stroke-linejoin="round" draw:fill="solid" draw:fill-color="#ffffff" draw:textarea-vertical-align="top" draw:auto-grow-height="false" draw:fit-to-size="false" style:shrink-to-fit="false" fo:min-height="8.36mm" fo:min-width="4.01mm" fo:padding-top="1.25mm" fo:padding-bottom="1.25mm" fo:padding-left="2.5mm" fo:padding-right="2.5mm" fo:wrap-option="wrap"/>
    </style:style>
    <style:style style:name="gr67" style:family="graphic">
      <style:graphic-properties draw:stroke="solid" svg:stroke-width="0.26mm" svg:stroke-color="#ffffff" draw:stroke-linejoin="round" draw:fill="solid" draw:fill-color="#ffffff" draw:textarea-vertical-align="top" draw:auto-grow-height="false" draw:fit-to-size="false" style:shrink-to-fit="false" fo:min-height="7.45mm" fo:min-width="4.09mm" fo:padding-top="1.25mm" fo:padding-bottom="1.25mm" fo:padding-left="2.5mm" fo:padding-right="2.5mm" fo:wrap-option="wrap"/>
    </style:style>
    <style:style style:name="gr68" style:family="graphic">
      <style:graphic-properties draw:stroke="solid" svg:stroke-width="0.26mm" svg:stroke-color="#ffffff" draw:stroke-linejoin="round" draw:fill="solid" draw:fill-color="#ffffff" draw:textarea-vertical-align="top" draw:auto-grow-height="false" draw:fit-to-size="false" style:shrink-to-fit="false" fo:min-height="8.88mm" fo:min-width="11.89mm" fo:padding-top="1.25mm" fo:padding-bottom="1.25mm" fo:padding-left="2.5mm" fo:padding-right="2.5mm" fo:wrap-option="wrap"/>
    </style:style>
    <style:style style:name="gr69" style:family="graphic">
      <style:graphic-properties draw:stroke="solid" svg:stroke-width="0mm" svg:stroke-color="#ffffff" draw:fill="none" draw:textarea-vertical-align="top" draw:auto-grow-height="false" fo:min-height="34.55mm" fo:min-width="53.6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8.72mm" fo:min-width="10.99mm" fo:padding-top="1.25mm" fo:padding-bottom="1.25mm" fo:padding-left="2.5mm" fo:padding-right="2.5mm" fo:wrap-option="wrap"/>
    </style:style>
    <style:style style:name="gr71" style:family="graphic">
      <style:graphic-properties draw:stroke="solid" svg:stroke-width="0mm" svg:stroke-color="#ffffff" draw:fill="none" draw:textarea-vertical-align="top" draw:auto-grow-height="false" fo:min-height="34.55mm" fo:min-width="54.33mm" fo:padding-top="1.25mm" fo:padding-bottom="1.25mm" fo:padding-left="2.5mm" fo:padding-right="2.5mm" fo:wrap-option="wrap"/>
    </style:style>
    <style:style style:name="gr72" style:family="graphic">
      <style:graphic-properties draw:stroke="solid" svg:stroke-width="0mm" svg:stroke-color="#ffffff" draw:fill="none" draw:textarea-vertical-align="top" draw:auto-grow-height="false" fo:min-height="34.95mm" fo:min-width="60.75mm" fo:padding-top="1.25mm" fo:padding-bottom="1.25mm" fo:padding-left="2.5mm" fo:padding-right="2.5mm" fo:wrap-option="wrap"/>
    </style:style>
    <style:style style:name="gr73" style:family="graphic">
      <style:graphic-properties draw:stroke="solid" svg:stroke-width="0mm" svg:stroke-color="#ffffff" draw:fill="none" draw:textarea-vertical-align="top" draw:auto-grow-height="false" fo:min-height="34.95mm" fo:min-width="61.76mm" fo:padding-top="1.25mm" fo:padding-bottom="1.25mm" fo:padding-left="2.5mm" fo:padding-right="2.5mm" fo:wrap-option="wrap"/>
    </style:style>
    <style:style style:name="gr74" style:family="graphic">
      <style:graphic-properties draw:stroke="solid" svg:stroke-width="0.26mm" svg:stroke-color="#ffffff" draw:stroke-linejoin="round" draw:fill="solid" draw:fill-color="#ffffff" draw:textarea-vertical-align="top" draw:auto-grow-height="false" draw:fit-to-size="false" style:shrink-to-fit="false" fo:min-height="8.57mm" fo:min-width="3.08mm" fo:padding-top="1.25mm" fo:padding-bottom="1.25mm" fo:padding-left="2.5mm" fo:padding-right="2.5mm" fo:wrap-option="wrap"/>
    </style:style>
    <style:style style:name="gr7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76" style:family="graphic">
      <style:graphic-properties draw:stroke="solid" svg:stroke-width="0mm" svg:stroke-color="#ffffff" draw:fill="none" draw:textarea-vertical-align="top" draw:auto-grow-height="false" fo:min-height="34.95mm" fo:min-width="53.61mm" fo:padding-top="1.25mm" fo:padding-bottom="1.25mm" fo:padding-left="2.5mm" fo:padding-right="2.5mm" fo:wrap-option="wrap"/>
    </style:style>
    <style:style style:name="gr7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mm" fo:padding-top="1.25mm" fo:padding-bottom="1.25mm" fo:padding-left="2.5mm" fo:padding-right="2.5mm" fo:wrap-option="wrap"/>
    </style:style>
    <style:style style:name="gr78"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79"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80"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81" style:family="graphic">
      <style:graphic-properties draw:stroke="solid" svg:stroke-width="0.26mm" svg:stroke-color="#ffffff" draw:stroke-linejoin="round" draw:fill="solid" draw:fill-color="#ffffff" draw:textarea-vertical-align="top" draw:auto-grow-height="false" draw:fit-to-size="false" style:shrink-to-fit="false" fo:min-height="7.85mm" fo:min-width="4.09mm" fo:padding-top="1.25mm" fo:padding-bottom="1.25mm" fo:padding-left="2.5mm" fo:padding-right="2.5mm" fo:wrap-option="wrap"/>
    </style:style>
    <style:style style:name="gr82"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83" style:family="graphic">
      <style:graphic-properties draw:stroke="solid" svg:stroke-width="0mm" svg:stroke-color="#ffffff" draw:fill="none" draw:textarea-vertical-align="top" draw:auto-grow-height="false" fo:min-height="34.95mm" fo:min-width="53.62mm" fo:padding-top="1.25mm" fo:padding-bottom="1.25mm" fo:padding-left="2.5mm" fo:padding-right="2.5mm" fo:wrap-option="wrap"/>
    </style:style>
    <style:style style:name="gr84"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01mm" fo:padding-top="1.25mm" fo:padding-bottom="1.25mm" fo:padding-left="2.5mm" fo:padding-right="2.5mm" fo:wrap-option="wrap"/>
    </style:style>
    <style:style style:name="gr85"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86"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87" style:family="graphic">
      <style:graphic-properties draw:stroke="solid" svg:stroke-width="0mm" svg:stroke-color="#ffffff" draw:fill="none" draw:textarea-vertical-align="top" draw:auto-grow-height="false" fo:min-height="34.96mm" fo:min-width="60.75mm" fo:padding-top="1.25mm" fo:padding-bottom="1.25mm" fo:padding-left="2.5mm" fo:padding-right="2.5mm" fo:wrap-option="wrap"/>
    </style:style>
    <style:style style:name="gr88" style:family="graphic">
      <style:graphic-properties draw:stroke="solid" svg:stroke-width="0mm" svg:stroke-color="#ffffff" draw:fill="none" draw:textarea-vertical-align="top" draw:auto-grow-height="false" fo:min-height="34.96mm" fo:min-width="61.76mm" fo:padding-top="1.25mm" fo:padding-bottom="1.25mm" fo:padding-left="2.5mm" fo:padding-right="2.5mm" fo:wrap-option="wrap"/>
    </style:style>
    <style:style style:name="gr89"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90" style:family="graphic">
      <style:graphic-properties draw:stroke="solid" svg:stroke-width="0mm" svg:stroke-color="#ffffff" draw:fill="none" draw:textarea-vertical-align="top" draw:auto-grow-height="false" fo:min-height="34.96mm" fo:min-width="53.63mm" fo:padding-top="1.25mm" fo:padding-bottom="1.25mm" fo:padding-left="2.5mm" fo:padding-right="2.5mm" fo:wrap-option="wrap"/>
    </style:style>
    <style:style style:name="gr91"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02mm" fo:padding-top="1.25mm" fo:padding-bottom="1.25mm" fo:padding-left="2.5mm" fo:padding-right="2.5mm" fo:wrap-option="wrap"/>
    </style:style>
    <style:style style:name="gr92"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93"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94"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9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96" style:family="graphic">
      <style:graphic-properties draw:stroke="solid" svg:stroke-width="0mm" svg:stroke-color="#ffffff" draw:fill="none" draw:textarea-vertical-align="top" draw:auto-grow-height="false" fo:min-height="34.95mm" fo:min-width="53.64mm" fo:padding-top="1.25mm" fo:padding-bottom="1.25mm" fo:padding-left="2.5mm" fo:padding-right="2.5mm" fo:wrap-option="wrap"/>
    </style:style>
    <style:style style:name="gr9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03mm" fo:padding-top="1.25mm" fo:padding-bottom="1.25mm" fo:padding-left="2.5mm" fo:padding-right="2.5mm" fo:wrap-option="wrap"/>
    </style:style>
    <style:style style:name="gr98"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99" style:family="graphic">
      <style:graphic-properties draw:stroke="solid" svg:stroke-width="0mm" svg:stroke-color="#ffffff" draw:fill="none" draw:textarea-vertical-align="top" draw:auto-grow-height="false" fo:min-height="29.31mm" fo:min-width="61.16mm" fo:padding-top="1.25mm" fo:padding-bottom="1.25mm" fo:padding-left="2.5mm" fo:padding-right="2.5mm" fo:wrap-option="wrap"/>
    </style:style>
    <style:style style:name="gr100" style:family="graphic">
      <style:graphic-properties draw:stroke="solid" svg:stroke-width="0mm" svg:stroke-color="#ffffff" draw:fill="none" draw:textarea-vertical-align="top" draw:auto-grow-height="false" fo:min-height="29.31mm" fo:min-width="61.76mm" fo:padding-top="1.25mm" fo:padding-bottom="1.25mm" fo:padding-left="2.5mm" fo:padding-right="2.5mm" fo:wrap-option="wrap"/>
    </style:style>
    <style:style style:name="gr101" style:family="graphic">
      <style:graphic-properties draw:stroke="solid" svg:stroke-width="0.26mm" svg:stroke-color="#ffffff" draw:stroke-linejoin="round" draw:fill="solid" draw:fill-color="#ffffff" draw:textarea-vertical-align="top" draw:auto-grow-height="false" draw:fit-to-size="false" style:shrink-to-fit="false" fo:min-height="7.96mm" fo:min-width="3.08mm" fo:padding-top="1.25mm" fo:padding-bottom="1.25mm" fo:padding-left="2.5mm" fo:padding-right="2.5mm" fo:wrap-option="wrap"/>
    </style:style>
    <style:style style:name="gr102" style:family="graphic">
      <style:graphic-properties draw:stroke="solid" svg:stroke-width="0.26mm" svg:stroke-color="#ffffff" draw:stroke-linejoin="round" draw:fill="solid" draw:fill-color="#ffffff" draw:textarea-vertical-align="top" draw:auto-grow-height="false" draw:fit-to-size="false" style:shrink-to-fit="false" fo:min-height="8.67mm" fo:min-width="11.84mm" fo:padding-top="1.25mm" fo:padding-bottom="1.25mm" fo:padding-left="2.5mm" fo:padding-right="2.5mm" fo:wrap-option="wrap"/>
    </style:style>
    <style:style style:name="gr103" style:family="graphic">
      <style:graphic-properties draw:stroke="solid" svg:stroke-width="0mm" svg:stroke-color="#ffffff" draw:fill="none" draw:textarea-vertical-align="top" draw:auto-grow-height="false" fo:min-height="29.31mm" fo:min-width="53.65mm" fo:padding-top="1.25mm" fo:padding-bottom="1.25mm" fo:padding-left="2.5mm" fo:padding-right="2.5mm" fo:wrap-option="wrap"/>
    </style:style>
    <style:style style:name="gr104" style:family="graphic">
      <style:graphic-properties draw:stroke="solid" svg:stroke-width="0.26mm" svg:stroke-color="#ffffff" draw:stroke-linejoin="round" draw:fill="solid" draw:fill-color="#ffffff" draw:textarea-vertical-align="top" draw:auto-grow-height="false" draw:fit-to-size="false" style:shrink-to-fit="false" fo:min-height="8.51mm" fo:min-width="11.45mm" fo:padding-top="1.25mm" fo:padding-bottom="1.25mm" fo:padding-left="2.5mm" fo:padding-right="2.5mm" fo:wrap-option="wrap"/>
    </style:style>
    <style:style style:name="gr105" style:family="graphic">
      <style:graphic-properties draw:stroke="solid" svg:stroke-width="0mm" svg:stroke-color="#ffffff" draw:fill="none" draw:textarea-vertical-align="top" draw:auto-grow-height="false" fo:min-height="29.31mm" fo:min-width="54.17mm" fo:padding-top="1.25mm" fo:padding-bottom="1.25mm" fo:padding-left="2.5mm" fo:padding-right="2.5mm" fo:wrap-option="wrap"/>
    </style:style>
    <style:style style:name="gr106" style:family="graphic">
      <style:graphic-properties draw:stroke="solid" svg:stroke-width="0mm" svg:stroke-color="#ffffff" draw:fill="none" draw:textarea-vertical-align="top" draw:auto-grow-height="false" fo:min-height="29.31mm" fo:min-width="54.28mm" fo:padding-top="1.25mm" fo:padding-bottom="1.25mm" fo:padding-left="2.5mm" fo:padding-right="2.5mm" fo:wrap-option="wrap"/>
    </style:style>
    <style:style style:name="gr107" style:family="graphic">
      <style:graphic-properties draw:stroke="solid" svg:stroke-width="0.26mm" svg:stroke-color="#ffffff" draw:stroke-linejoin="round" draw:fill="solid" draw:fill-color="#ffffff" draw:textarea-vertical-align="top" draw:auto-grow-height="false" draw:fit-to-size="false" style:shrink-to-fit="false" fo:min-height="8.15mm" fo:min-width="4.01mm" fo:padding-top="1.25mm" fo:padding-bottom="1.25mm" fo:padding-left="2.5mm" fo:padding-right="2.5mm" fo:wrap-option="wrap"/>
    </style:style>
    <style:style style:name="gr108" style:family="graphic">
      <style:graphic-properties draw:stroke="solid" svg:stroke-width="0.26mm" svg:stroke-color="#ffffff" draw:stroke-linejoin="round" draw:fill="solid" draw:fill-color="#ffffff" draw:textarea-vertical-align="top" draw:auto-grow-height="false" draw:fit-to-size="false" style:shrink-to-fit="false" fo:min-height="7.24mm" fo:min-width="4.09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110" style:family="graphic">
      <style:graphic-properties draw:stroke="solid" svg:stroke-width="0mm" svg:stroke-color="#ffffff" draw:fill="none" draw:textarea-vertical-align="top" draw:auto-grow-height="false" fo:min-height="29.71mm" fo:min-width="61.76mm" fo:padding-top="1.25mm" fo:padding-bottom="1.25mm" fo:padding-left="2.5mm" fo:padding-right="2.5mm" fo:wrap-option="wrap"/>
    </style:style>
    <style:style style:name="gr111" style:family="graphic">
      <style:graphic-properties draw:stroke="solid" svg:stroke-width="0.26mm" svg:stroke-color="#ffffff" draw:stroke-linejoin="round" draw:fill="solid" draw:fill-color="#ffffff" draw:textarea-vertical-align="top" draw:auto-grow-height="false" draw:fit-to-size="false" style:shrink-to-fit="false" fo:min-height="8.35mm" fo:min-width="3.08mm" fo:padding-top="1.25mm" fo:padding-bottom="1.25mm" fo:padding-left="2.5mm" fo:padding-right="2.5mm" fo:wrap-option="wrap"/>
    </style:style>
    <style:style style:name="gr112"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113" style:family="graphic">
      <style:graphic-properties draw:stroke="solid" svg:stroke-width="0mm" svg:stroke-color="#ffffff" draw:fill="none" draw:textarea-vertical-align="top" draw:auto-grow-height="false" fo:min-height="29.71mm" fo:min-width="53.65mm" fo:padding-top="1.25mm" fo:padding-bottom="1.25mm" fo:padding-left="2.5mm" fo:padding-right="2.5mm" fo:wrap-option="wrap"/>
    </style:style>
    <style:style style:name="gr114"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115"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116"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117" style:family="graphic">
      <style:graphic-properties draw:stroke="solid" svg:stroke-width="0.26mm" svg:stroke-color="#ffffff" draw:stroke-linejoin="round" draw:fill="solid" draw:fill-color="#ffffff" draw:textarea-vertical-align="top" draw:auto-grow-height="false" draw:fit-to-size="false" style:shrink-to-fit="false" fo:min-height="7.63mm" fo:min-width="4.09mm" fo:padding-top="1.25mm" fo:padding-bottom="1.25mm" fo:padding-left="2.5mm" fo:padding-right="2.5mm" fo:wrap-option="wrap"/>
    </style:style>
    <style:style style:name="gr118" style:family="graphic">
      <style:graphic-properties draw:stroke="solid" svg:stroke-width="0mm" svg:stroke-color="#ffffff" draw:fill="none" draw:textarea-vertical-align="top" draw:auto-grow-height="false" fo:min-height="29.34mm" fo:min-width="61.15mm" fo:padding-top="1.25mm" fo:padding-bottom="1.25mm" fo:padding-left="2.5mm" fo:padding-right="2.5mm" fo:wrap-option="wrap"/>
    </style:style>
    <style:style style:name="gr119" style:family="graphic">
      <style:graphic-properties draw:stroke="solid" svg:stroke-width="0mm" svg:stroke-color="#ffffff" draw:fill="none" draw:textarea-vertical-align="top" draw:auto-grow-height="false" fo:min-height="29.34mm" fo:min-width="61.76mm" fo:padding-top="1.25mm" fo:padding-bottom="1.25mm" fo:padding-left="2.5mm" fo:padding-right="2.5mm" fo:wrap-option="wrap"/>
    </style:style>
    <style:style style:name="gr120" style:family="graphic">
      <style:graphic-properties draw:stroke="solid" svg:stroke-width="0.26mm" svg:stroke-color="#ffffff" draw:stroke-linejoin="round" draw:fill="solid" draw:fill-color="#ffffff" draw:textarea-vertical-align="top" draw:auto-grow-height="false" draw:fit-to-size="false" style:shrink-to-fit="false" fo:min-height="7.98mm" fo:min-width="3.08mm" fo:padding-top="1.25mm" fo:padding-bottom="1.25mm" fo:padding-left="2.5mm" fo:padding-right="2.5mm" fo:wrap-option="wrap"/>
    </style:style>
    <style:style style:name="gr121" style:family="graphic">
      <style:graphic-properties draw:stroke="solid" svg:stroke-width="0.26mm" svg:stroke-color="#ffffff" draw:stroke-linejoin="round" draw:fill="solid" draw:fill-color="#ffffff" draw:textarea-vertical-align="top" draw:auto-grow-height="false" draw:fit-to-size="false" style:shrink-to-fit="false" fo:min-height="8.69mm" fo:min-width="11.83mm" fo:padding-top="1.25mm" fo:padding-bottom="1.25mm" fo:padding-left="2.5mm" fo:padding-right="2.5mm" fo:wrap-option="wrap"/>
    </style:style>
    <style:style style:name="gr122" style:family="graphic">
      <style:graphic-properties draw:stroke="solid" svg:stroke-width="0mm" svg:stroke-color="#ffffff" draw:fill="none" draw:textarea-vertical-align="top" draw:auto-grow-height="false" fo:min-height="29.34mm" fo:min-width="53.66mm" fo:padding-top="1.25mm" fo:padding-bottom="1.25mm" fo:padding-left="2.5mm" fo:padding-right="2.5mm" fo:wrap-option="wrap"/>
    </style:style>
    <style:style style:name="gr123" style:family="graphic">
      <style:graphic-properties draw:stroke="solid" svg:stroke-width="0.26mm" svg:stroke-color="#ffffff" draw:stroke-linejoin="round" draw:fill="solid" draw:fill-color="#ffffff" draw:textarea-vertical-align="top" draw:auto-grow-height="false" draw:fit-to-size="false" style:shrink-to-fit="false" fo:min-height="8.53mm" fo:min-width="11.45mm" fo:padding-top="1.25mm" fo:padding-bottom="1.25mm" fo:padding-left="2.5mm" fo:padding-right="2.5mm" fo:wrap-option="wrap"/>
    </style:style>
    <style:style style:name="gr124" style:family="graphic">
      <style:graphic-properties draw:stroke="solid" svg:stroke-width="0mm" svg:stroke-color="#ffffff" draw:fill="none" draw:textarea-vertical-align="top" draw:auto-grow-height="false" fo:min-height="29.34mm" fo:min-width="54.17mm" fo:padding-top="1.25mm" fo:padding-bottom="1.25mm" fo:padding-left="2.5mm" fo:padding-right="2.5mm" fo:wrap-option="wrap"/>
    </style:style>
    <style:style style:name="gr125" style:family="graphic">
      <style:graphic-properties draw:stroke="solid" svg:stroke-width="0mm" svg:stroke-color="#ffffff" draw:fill="none" draw:textarea-vertical-align="top" draw:auto-grow-height="false" fo:min-height="29.34mm" fo:min-width="54.27mm" fo:padding-top="1.25mm" fo:padding-bottom="1.25mm" fo:padding-left="2.5mm" fo:padding-right="2.5mm" fo:wrap-option="wrap"/>
    </style:style>
    <style:style style:name="gr126" style:family="graphic">
      <style:graphic-properties draw:stroke="solid" svg:stroke-width="0.26mm" svg:stroke-color="#ffffff" draw:stroke-linejoin="round" draw:fill="solid" draw:fill-color="#ffffff" draw:textarea-vertical-align="top" draw:auto-grow-height="false" draw:fit-to-size="false" style:shrink-to-fit="false" fo:min-height="8.18mm" fo:min-width="4.01mm" fo:padding-top="1.25mm" fo:padding-bottom="1.25mm" fo:padding-left="2.5mm" fo:padding-right="2.5mm" fo:wrap-option="wrap"/>
    </style:style>
    <style:style style:name="gr127" style:family="graphic">
      <style:graphic-properties draw:stroke="solid" svg:stroke-width="0.26mm" svg:stroke-color="#ffffff" draw:stroke-linejoin="round" draw:fill="solid" draw:fill-color="#ffffff" draw:textarea-vertical-align="top" draw:auto-grow-height="false" draw:fit-to-size="false" style:shrink-to-fit="false" fo:min-height="7.26mm" fo:min-width="4.09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29.34mm" fo:min-width="61.14mm" fo:padding-top="1.25mm" fo:padding-bottom="1.25mm" fo:padding-left="2.5mm" fo:padding-right="2.5mm" fo:wrap-option="wrap"/>
    </style:style>
    <style:style style:name="gr129" style:family="graphic">
      <style:graphic-properties draw:stroke="solid" svg:stroke-width="0.26mm" svg:stroke-color="#ffffff" draw:stroke-linejoin="round" draw:fill="solid" draw:fill-color="#ffffff" draw:textarea-vertical-align="top" draw:auto-grow-height="false" draw:fit-to-size="false" style:shrink-to-fit="false" fo:min-height="8.69mm" fo:min-width="11.82mm" fo:padding-top="1.25mm" fo:padding-bottom="1.25mm" fo:padding-left="2.5mm" fo:padding-right="2.5mm" fo:wrap-option="wrap"/>
    </style:style>
    <style:style style:name="gr130" style:family="graphic">
      <style:graphic-properties draw:stroke="solid" svg:stroke-width="0mm" svg:stroke-color="#ffffff" draw:fill="none" draw:textarea-vertical-align="top" draw:auto-grow-height="false" fo:min-height="29.34mm" fo:min-width="53.67mm" fo:padding-top="1.25mm" fo:padding-bottom="1.25mm" fo:padding-left="2.5mm" fo:padding-right="2.5mm" fo:wrap-option="wrap"/>
    </style:style>
    <style:style style:name="gr131" style:family="graphic">
      <style:graphic-properties draw:stroke="solid" svg:stroke-width="0mm" svg:stroke-color="#ffffff" draw:fill="none" draw:textarea-vertical-align="top" draw:auto-grow-height="false" fo:min-height="29.34mm" fo:min-width="54.26mm" fo:padding-top="1.25mm" fo:padding-bottom="1.25mm" fo:padding-left="2.5mm" fo:padding-right="2.5mm" fo:wrap-option="wrap"/>
    </style:style>
    <style:style style:name="gr132" style:family="graphic">
      <style:graphic-properties draw:stroke="solid" svg:stroke-width="0.26mm" svg:stroke-color="#ffffff" draw:stroke-linejoin="round" draw:fill="solid" draw:fill-color="#ffffff" draw:textarea-vertical-align="top" draw:auto-grow-height="false" draw:fit-to-size="false" style:shrink-to-fit="false" fo:min-height="8.19mm" fo:min-width="4.01mm" fo:padding-top="1.25mm" fo:padding-bottom="1.25mm" fo:padding-left="2.5mm" fo:padding-right="2.5mm" fo:wrap-option="wrap"/>
    </style:style>
    <style:style style:name="gr133"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34"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9.71mm" fo:min-width="53.71mm" fo:padding-top="1.25mm" fo:padding-bottom="1.25mm" fo:padding-left="2.5mm" fo:padding-right="2.5mm" fo:wrap-option="wrap"/>
    </style:style>
    <style:style style:name="gr136"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37"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38"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39" style:family="graphic">
      <style:graphic-properties draw:stroke="solid" svg:stroke-width="0mm" svg:stroke-color="#ffffff" draw:fill="none" draw:textarea-vertical-align="top" draw:auto-grow-height="false" fo:min-height="29.75mm" fo:min-width="61.76mm" fo:padding-top="1.25mm" fo:padding-bottom="1.25mm" fo:padding-left="2.5mm" fo:padding-right="2.5mm" fo:wrap-option="wrap"/>
    </style:style>
    <style:style style:name="gr140" style:family="graphic">
      <style:graphic-properties draw:stroke="solid" svg:stroke-width="0.26mm" svg:stroke-color="#ffffff" draw:stroke-linejoin="round" draw:fill="solid" draw:fill-color="#ffffff" draw:textarea-vertical-align="top" draw:auto-grow-height="false" draw:fit-to-size="false" style:shrink-to-fit="false" fo:min-height="8.38mm" fo:min-width="3.08mm" fo:padding-top="1.25mm" fo:padding-bottom="1.25mm" fo:padding-left="2.5mm" fo:padding-right="2.5mm" fo:wrap-option="wrap"/>
    </style:style>
    <style:style style:name="gr141"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42" style:family="graphic">
      <style:graphic-properties draw:stroke="solid" svg:stroke-width="0mm" svg:stroke-color="#ffffff" draw:fill="none" draw:textarea-vertical-align="top" draw:auto-grow-height="false" fo:min-height="29.75mm" fo:min-width="53.72mm" fo:padding-top="1.25mm" fo:padding-bottom="1.25mm" fo:padding-left="2.5mm" fo:padding-right="2.5mm" fo:wrap-option="wrap"/>
    </style:style>
    <style:style style:name="gr143"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44"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46"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7.66mm" fo:min-width="4.09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9.35mm" fo:min-width="61.08mm" fo:padding-top="1.25mm" fo:padding-bottom="1.25mm" fo:padding-left="2.5mm" fo:padding-right="2.5mm" fo:wrap-option="wrap"/>
    </style:style>
    <style:style style:name="gr149" style:family="graphic">
      <style:graphic-properties draw:stroke="solid" svg:stroke-width="0mm" svg:stroke-color="#ffffff" draw:fill="none" draw:textarea-vertical-align="top" draw:auto-grow-height="false" fo:min-height="29.35mm" fo:min-width="61.76mm" fo:padding-top="1.25mm" fo:padding-bottom="1.25mm" fo:padding-left="2.5mm" fo:padding-right="2.5mm" fo:wrap-option="wrap"/>
    </style:style>
    <style:style style:name="gr150" style:family="graphic">
      <style:graphic-properties draw:stroke="solid" svg:stroke-width="0.26mm" svg:stroke-color="#ffffff" draw:stroke-linejoin="round" draw:fill="solid" draw:fill-color="#ffffff" draw:textarea-vertical-align="top" draw:auto-grow-height="false" draw:fit-to-size="false" style:shrink-to-fit="false" fo:min-height="7.99mm" fo:min-width="3.08mm" fo:padding-top="1.25mm" fo:padding-bottom="1.25mm" fo:padding-left="2.5mm" fo:padding-right="2.5mm" fo:wrap-option="wrap"/>
    </style:style>
    <style:style style:name="gr151" style:family="graphic">
      <style:graphic-properties draw:stroke="solid" svg:stroke-width="0.26mm" svg:stroke-color="#ffffff" draw:stroke-linejoin="round" draw:fill="solid" draw:fill-color="#ffffff" draw:textarea-vertical-align="top" draw:auto-grow-height="false" draw:fit-to-size="false" style:shrink-to-fit="false" fo:min-height="8.7mm" fo:min-width="11.76mm" fo:padding-top="1.25mm" fo:padding-bottom="1.25mm" fo:padding-left="2.5mm" fo:padding-right="2.5mm" fo:wrap-option="wrap"/>
    </style:style>
    <style:style style:name="gr152" style:family="graphic">
      <style:graphic-properties draw:stroke="solid" svg:stroke-width="0mm" svg:stroke-color="#ffffff" draw:fill="none" draw:textarea-vertical-align="top" draw:auto-grow-height="false" fo:min-height="29.35mm" fo:min-width="53.73mm" fo:padding-top="1.25mm" fo:padding-bottom="1.25mm" fo:padding-left="2.5mm" fo:padding-right="2.5mm" fo:wrap-option="wrap"/>
    </style:style>
    <style:style style:name="gr153" style:family="graphic">
      <style:graphic-properties draw:stroke="solid" svg:stroke-width="0.26mm" svg:stroke-color="#ffffff" draw:stroke-linejoin="round" draw:fill="solid" draw:fill-color="#ffffff" draw:textarea-vertical-align="top" draw:auto-grow-height="false" draw:fit-to-size="false" style:shrink-to-fit="false" fo:min-height="8.54mm" fo:min-width="11.45mm" fo:padding-top="1.25mm" fo:padding-bottom="1.25mm" fo:padding-left="2.5mm" fo:padding-right="2.5mm" fo:wrap-option="wrap"/>
    </style:style>
    <style:style style:name="gr154" style:family="graphic">
      <style:graphic-properties draw:stroke="solid" svg:stroke-width="0mm" svg:stroke-color="#ffffff" draw:fill="none" draw:textarea-vertical-align="top" draw:auto-grow-height="false" fo:min-height="29.35mm" fo:min-width="54.17mm" fo:padding-top="1.25mm" fo:padding-bottom="1.25mm" fo:padding-left="2.5mm" fo:padding-right="2.5mm" fo:wrap-option="wrap"/>
    </style:style>
    <style:style style:name="gr155" style:family="graphic">
      <style:graphic-properties draw:stroke="solid" svg:stroke-width="0mm" svg:stroke-color="#ffffff" draw:fill="none" draw:textarea-vertical-align="top" draw:auto-grow-height="false" fo:min-height="29.35mm" fo:min-width="54.2mm" fo:padding-top="1.25mm" fo:padding-bottom="1.25mm" fo:padding-left="2.5mm" fo:padding-right="2.5mm" fo:wrap-option="wrap"/>
    </style:style>
    <style:style style:name="gr156" style:family="graphic">
      <style:graphic-properties draw:stroke="solid" svg:stroke-width="0.26mm" svg:stroke-color="#ffffff" draw:stroke-linejoin="round" draw:fill="solid" draw:fill-color="#ffffff" draw:textarea-vertical-align="top" draw:auto-grow-height="false" draw:fit-to-size="false" style:shrink-to-fit="false" fo:min-height="8.2mm" fo:min-width="4.01mm" fo:padding-top="1.25mm" fo:padding-bottom="1.25mm" fo:padding-left="2.5mm" fo:padding-right="2.5mm" fo:wrap-option="wrap"/>
    </style:style>
    <style:style style:name="gr157" style:family="graphic">
      <style:graphic-properties draw:stroke="solid" svg:stroke-width="0.26mm" svg:stroke-color="#ffffff" draw:stroke-linejoin="round" draw:fill="solid" draw:fill-color="#ffffff" draw:textarea-vertical-align="top" draw:auto-grow-height="false" draw:fit-to-size="false" style:shrink-to-fit="false" fo:min-height="7.27mm" fo:min-width="4.09mm" fo:padding-top="1.25mm" fo:padding-bottom="1.25mm" fo:padding-left="2.5mm" fo:padding-right="2.5mm" fo:wrap-option="wrap"/>
    </style:style>
    <style:style style:name="gr158"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59" style:family="graphic">
      <style:graphic-properties draw:stroke="solid" svg:stroke-width="0mm" svg:stroke-color="#ffffff" draw:fill="none" draw:textarea-vertical-align="top" draw:auto-grow-height="false" fo:min-height="26.92mm" fo:min-width="61.76mm" fo:padding-top="1.25mm" fo:padding-bottom="1.25mm" fo:padding-left="2.5mm" fo:padding-right="2.5mm" fo:wrap-option="wrap"/>
    </style:style>
    <style:style style:name="gr160"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3.08mm" fo:padding-top="1.25mm" fo:padding-bottom="1.25mm" fo:padding-left="2.5mm" fo:padding-right="2.5mm" fo:wrap-option="wrap"/>
    </style:style>
    <style:style style:name="gr161"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62" style:family="graphic">
      <style:graphic-properties draw:stroke="solid" svg:stroke-width="0mm" svg:stroke-color="#ffffff" draw:fill="none" draw:textarea-vertical-align="top" draw:auto-grow-height="false" fo:min-height="26.5mm" fo:min-width="53.74mm" fo:padding-top="1.25mm" fo:padding-bottom="1.25mm" fo:padding-left="2.5mm" fo:padding-right="2.5mm" fo:wrap-option="wrap"/>
    </style:style>
    <style:style style:name="gr163"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64"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65"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66"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67"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4.09mm" fo:padding-top="1.25mm" fo:padding-bottom="1.25mm" fo:padding-left="2.5mm" fo:padding-right="2.5mm" fo:wrap-option="wrap"/>
    </style:style>
    <style:style style:name="gr168"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69" style:family="graphic">
      <style:graphic-properties draw:stroke="solid" svg:stroke-width="0mm" svg:stroke-color="#ffffff" draw:fill="none" draw:textarea-vertical-align="top" draw:auto-grow-height="false" fo:min-height="26.94mm" fo:min-width="61.76mm" fo:padding-top="1.25mm" fo:padding-bottom="1.25mm" fo:padding-left="2.5mm" fo:padding-right="2.5mm" fo:wrap-option="wrap"/>
    </style:style>
    <style:style style:name="gr170"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3.08mm" fo:padding-top="1.25mm" fo:padding-bottom="1.25mm" fo:padding-left="2.5mm" fo:padding-right="2.5mm" fo:wrap-option="wrap"/>
    </style:style>
    <style:style style:name="gr171"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172" style:family="graphic">
      <style:graphic-properties draw:stroke="solid" svg:stroke-width="0mm" svg:stroke-color="#ffffff" draw:fill="none" draw:textarea-vertical-align="top" draw:auto-grow-height="false" fo:min-height="26.52mm" fo:min-width="53.74mm" fo:padding-top="1.25mm" fo:padding-bottom="1.25mm" fo:padding-left="2.5mm" fo:padding-right="2.5mm" fo:wrap-option="wrap"/>
    </style:style>
    <style:style style:name="gr173"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174"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175"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176"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4.09mm" fo:padding-top="1.25mm" fo:padding-bottom="1.25mm" fo:padding-left="2.5mm" fo:padding-right="2.5mm" fo:wrap-option="wrap"/>
    </style:style>
    <style:style style:name="gr177" style:family="graphic">
      <style:graphic-properties draw:stroke="solid" svg:stroke-width="0mm" svg:stroke-color="#ffffff" draw:fill="none" draw:textarea-vertical-align="top" draw:auto-grow-height="false" fo:min-height="26.94mm" fo:min-width="61.77mm" fo:padding-top="1.25mm" fo:padding-bottom="1.25mm" fo:padding-left="2.5mm" fo:padding-right="2.5mm" fo:wrap-option="wrap"/>
    </style:style>
    <style:style style:name="gr178"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3.09mm" fo:padding-top="1.25mm" fo:padding-bottom="1.25mm" fo:padding-left="2.5mm" fo:padding-right="2.5mm" fo:wrap-option="wrap"/>
    </style:style>
    <style:style style:name="gr179" style:family="graphic">
      <style:graphic-properties draw:stroke="solid" svg:stroke-width="0mm" svg:stroke-color="#ffffff" draw:fill="none" draw:textarea-vertical-align="top" draw:auto-grow-height="false" fo:min-height="26.52mm" fo:min-width="53.76mm" fo:padding-top="1.25mm" fo:padding-bottom="1.25mm" fo:padding-left="2.5mm" fo:padding-right="2.5mm" fo:wrap-option="wrap"/>
    </style:style>
    <style:style style:name="gr180"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181"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182"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183"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4.1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22_julio_30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4" table:style-name="ce96"/>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30/ 07/2019</text:p>
          </table:table-cell>
          <table:covered-table-cell table:style-name="ce28"/>
          <table:table-cell table:style-name="ce7" office:value-type="string" calcext:value-type="string">
            <text:p>SEMANA</text:p>
          </table:table-cell>
          <table:table-cell table:style-name="ce36" office:value-type="float" office:value="22" calcext:value-type="float" table:number-columns-spanned="2" table:number-rows-spanned="1">
            <text:p>22</text:p>
          </table:table-cell>
          <table:covered-table-cell table:style-name="ce36"/>
          <table:table-cell table:style-name="ce124" table:number-columns-spanned="2" table:number-rows-spanned="1"/>
          <table:covered-table-cell table:style-name="ce141"/>
          <table:table-cell table:style-name="ce146" office:value-type="time" office:time-value="PT10H00M00S" calcext:value-type="time">
            <text:p>10:00</text:p>
          </table:table-cell>
          <table:table-cell table:style-name="ce176"/>
          <table:table-cell table:style-name="ce150" office:value-type="float" office:value="15" calcext:value-type="float">
            <text:p>15</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text:s/>30</text:p>
          </table:table-cell>
          <table:covered-table-cell table:style-name="ce104"/>
          <table:table-cell table:style-name="ce115" office:value-type="string" calcext:value-type="string" table:number-columns-spanned="3" table:number-rows-spanned="1">
            <text:p>VEL. DEL VIENTO INICIAL / FINAL </text:p>
          </table:table-cell>
          <table:covered-table-cell table:style-name="ce115"/>
          <table:covered-table-cell table:style-name="ce126"/>
          <table:table-cell table:style-name="ce52" office:value-type="string" calcext:value-type="string">
            <text:p>2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16" office:value-type="string" calcext:value-type="string" table:number-columns-spanned="3" table:number-rows-spanned="1">
            <text:p>VELOCIDAD DEL VIENTO MEDIA</text:p>
          </table:table-cell>
          <table:covered-table-cell table:style-name="ce116"/>
          <table:covered-table-cell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6"/>
          <table:covered-table-cell table:style-name="ce35"/>
          <table:covered-table-cell table:number-columns-repeated="2" table:style-name="ce156"/>
          <table:covered-table-cell table:style-name="ce35"/>
          <table:table-cell table:number-columns-repeated="1012"/>
        </table:table-row>
        <table:table-row table:style-name="ro1">
          <table:table-cell/>
          <table:covered-table-cell table:number-columns-repeated="6" table:style-name="ce35"/>
          <table:covered-table-cell table:style-name="ce156"/>
          <table:covered-table-cell table:style-name="ce35"/>
          <table:covered-table-cell table:number-columns-repeated="2" table:style-name="ce156"/>
          <table:covered-table-cell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3" table:style-name="ce107"/>
          <table:covered-table-cell table:style-name="ce130"/>
          <table:covered-table-cell table:style-name="ce107"/>
          <table:covered-table-cell table:number-columns-repeated="2" table:style-name="ce130"/>
          <table:covered-table-cell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style-name="ce133"/>
          <table:table-cell table:style-name="ce133" office:value-type="float" office:value="7" calcext:value-type="float">
            <text:p>7</text:p>
          </table:table-cell>
          <table:table-cell table:style-name="ce39" table:formula="of:=SUM([.D18:.K18])" office:value-type="float" office:value="9" calcext:value-type="float">
            <text:p>9</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number-columns-repeated="2" table:style-name="ce133" office:value-type="float" office:value="1" calcext:value-type="float">
            <text:p>1</text:p>
          </table:table-cell>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6" calcext:value-type="float">
            <text:p>6</text:p>
          </table:table-cell>
          <table:table-cell table:style-name="ce39"/>
          <table:table-cell table:style-name="ce133" office:value-type="float" office:value="1" calcext:value-type="float">
            <text:p>1</text:p>
          </table:table-cell>
          <table:table-cell table:style-name="ce133" office:value-type="float" office:value="16" calcext:value-type="float">
            <text:p>16</text:p>
          </table:table-cell>
          <table:table-cell table:style-name="ce39" table:formula="of:=SUM([.D22:.K22])" office:value-type="float" office:value="23" calcext:value-type="float">
            <text:p>2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table:number-columns-repeated="2"/>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6" calcext:value-type="float">
            <text:p>6</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1" calcext:value-type="float">
            <text:p>11</text:p>
          </table:table-cell>
          <table:table-cell table:style-name="ce39" table:formula="of:=SUM([.D37:.K37])" office:value-type="float" office:value="11" calcext:value-type="float">
            <text:p>1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1" calcext:value-type="float">
            <text:p>1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number-columns-repeated="2"/>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number-columns-repeated="2" table:style-name="ce134" office:value-type="float" office:value="1" calcext:value-type="float">
            <text:p>1</text:p>
          </table:table-cell>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5" calcext:value-type="float">
            <text:p>5</text:p>
          </table:table-cell>
          <table:table-cell table:style-name="ce39" office:value-type="float" office:value="6" calcext:value-type="float">
            <text:p>6</text:p>
          </table:table-cell>
          <table:table-cell table:style-name="ce49" office:value-type="float" office:value="57" calcext:value-type="float">
            <text:p>57</text:p>
          </table:table-cell>
          <table:table-cell table:style-name="ce119" office:value-type="float" office:value="2" calcext:value-type="float">
            <text:p>2</text:p>
          </table:table-cell>
          <table:table-cell table:style-name="ce134" office:value-type="float" office:value="8" calcext:value-type="float">
            <text:p>8</text:p>
          </table:table-cell>
          <table:table-cell table:style-name="ce49"/>
          <table:table-cell table:style-name="ce134"/>
          <table:table-cell table:style-name="ce134" office:value-type="float" office:value="37" calcext:value-type="float">
            <text:p>37</text:p>
          </table:table-cell>
          <table:table-cell table:style-name="ce39" table:formula="of:=SUM([.D47:.K47])" office:value-type="float" office:value="115" calcext:value-type="float">
            <text:p>11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2" calcext:value-type="float">
            <text:p>2</text:p>
          </table:table-cell>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table-cell table:style-name="ce134"/>
          <table:table-cell table:style-name="ce49"/>
          <table:table-cell table:style-name="ce134"/>
          <table:table-cell table:style-name="ce134" office:value-type="float" office:value="3" calcext:value-type="float">
            <text:p>3</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number-columns-repeated="2"/>
          <table:table-cell table:style-name="ce39" table:formula="of:=SUM([.D58:.K58])" office:value-type="float" office:value="1" calcext:value-type="float">
            <text:p>1</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9:.K59])"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69"/>
          <table:table-cell table:style-name="ce69" table:formula="of:=SUM([.L18:.L59])" office:value-type="float" office:value="203" calcext:value-type="float">
            <text:p>203</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3])" office:value-type="float" office:value="6" calcext:value-type="float">
            <text:p>6</text:p>
          </table:table-cell>
          <table:table-cell table:style-name="ce39" table:formula="of:=SUM([.E18:.E63])" office:value-type="float" office:value="8" calcext:value-type="float">
            <text:p>8</text:p>
          </table:table-cell>
          <table:table-cell table:style-name="ce39" table:formula="of:=SUM([.F18:.F63])" office:value-type="float" office:value="67" calcext:value-type="float">
            <text:p>67</text:p>
          </table:table-cell>
          <table:table-cell table:style-name="ce39" table:formula="of:=SUM([.G18:.G63])" office:value-type="float" office:value="2" calcext:value-type="float">
            <text:p>2</text:p>
          </table:table-cell>
          <table:table-cell table:style-name="ce39" table:formula="of:=SUM([.H18:.H63])" office:value-type="float" office:value="20" calcext:value-type="float">
            <text:p>20</text:p>
          </table:table-cell>
          <table:table-cell table:style-name="ce39" table:formula="of:=SUM([.I18:.I63])" office:value-type="float" office:value="0" calcext:value-type="float">
            <text:p>0</text:p>
          </table:table-cell>
          <table:table-cell table:style-name="ce133" table:formula="of:=SUM([.J18:.J63])" office:value-type="float" office:value="3" calcext:value-type="float">
            <text:p>3</text:p>
          </table:table-cell>
          <table:table-cell table:style-name="ce133" table:formula="of:=SUM([.K18:.K63])" office:value-type="float" office:value="97" calcext:value-type="float">
            <text:p>97</text:p>
          </table:table-cell>
          <table:table-cell table:style-name="ce39" table:formula="of:=SUM([.L18:.L63])" office:value-type="float" office:value="203" calcext:value-type="float">
            <text:p>20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2" calcext:value-type="float">
            <text:p>2</text:p>
          </table:table-cell>
          <table:table-cell table:style-name="ce136" office:value-type="float" office:value="2" calcext:value-type="float">
            <text:p>2</text:p>
          </table:table-cell>
          <table:table-cell table:style-name="ce43" office:value-type="float" office:value="3" calcext:value-type="float">
            <text:p>3</text:p>
          </table:table-cell>
          <table:table-cell table:style-name="ce136" office:value-type="float" office:value="3" calcext:value-type="float">
            <text:p>3</text:p>
          </table:table-cell>
          <table:table-cell table:style-name="ce136" office:value-type="float" office:value="4" calcext:value-type="float">
            <text:p>4</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2_julio_30_2019.C73" table:end-x="13.44mm" table:end-y="1.17mm" draw:z-index="4" draw:name="CustomShape 1" draw:style-name="gr1" draw:text-style-name="P1" svg:width="65.75mm" svg:height="37.17mm" svg:x="3.98mm" svg:y="3.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2_julio_30_2019.E73" table:end-x="2.01mm" table:end-y="1.43mm" draw:z-index="8" draw:name="CustomShape 1" draw:style-name="gr2" draw:text-style-name="P1" svg:width="66.76mm" svg:height="37.17mm" svg:x="26.94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C68" table:end-x="12.88mm" table:end-y="8.04mm" draw:z-index="14" draw:name="CustomShape 1" draw:style-name="gr3" draw:text-style-name="P3" svg:width="8.08mm" svg:height="10.79mm" svg:x="4.82mm" svg:y="3.3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E68" table:end-x="2.57mm" table:end-y="8.43mm" draw:z-index="1" draw:name="CustomShape 1" draw:style-name="gr4" draw:text-style-name="P3" svg:width="16.91mm" svg:height="11.5mm" svg:x="17.25mm" svg:y="3.0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73" table:end-x="8.39mm" table:end-y="1.01mm" draw:z-index="6" draw:name="CustomShape 1" draw:style-name="gr5" draw:text-style-name="P1" svg:width="58.57mm" svg:height="37.17mm" svg:x="12.97mm" svg:y="3.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68" table:end-x="7.52mm" table:end-y="8.43mm" draw:z-index="15" draw:name="CustomShape 1" draw:style-name="gr6" draw:text-style-name="P3" svg:width="15.96mm" svg:height="11.34mm" svg:x="23.14mm" svg:y="3.2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I73" table:end-x="12.26mm" table:end-y="1.06mm" draw:z-index="11" draw:name="CustomShape 1" draw:style-name="gr7" draw:text-style-name="P1" svg:width="59.16mm" svg:height="37.17mm" svg:x="16.25mm" svg:y="3.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2_julio_30_2019.K73" table:end-x="19.26mm" table:end-y="1.49mm" draw:z-index="2" draw:name="CustomShape 1" draw:style-name="gr8" draw:text-style-name="P1" svg:width="59.35mm" svg:height="37.17mm" svg:x="23.07mm" svg:y="3.5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I68" table:end-x="11.54mm" table:end-y="8.6mm" draw:z-index="16" draw:name="CustomShape 1" draw:style-name="gr9" draw:text-style-name="P3" svg:width="9mm" svg:height="10.98mm" svg:x="2.54mm" svg:y="3.7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2_julio_30_2019.K68" table:end-x="18.66mm" table:end-y="8.43mm" draw:z-index="0" draw:name="CustomShape 1" draw:style-name="gr10" draw:text-style-name="P3" svg:width="9.09mm" svg:height="10.07mm" svg:x="9.59mm" svg:y="4.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8mm" svg:y="1.08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5mm" svg:y="0.49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4mm" svg:y="0.47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1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7.94mm" svg:y="1.94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66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0C54205D2A6B4484.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provecho que no hacia mucho calor y hago todo el recorrido, poca historia, han desaparecido las pyronias asi que a partir de ahora no se que quedara ….</text:p>
          </table:table-cell>
          <table:covered-table-cell table:number-columns-repeated="5"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covered-table-cell table:number-columns-repeated="6"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covered-table-cell table:number-columns-repeated="6"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5/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8H20M00S" calcext:value-type="time">
            <text:p>8:20</text:p>
          </table:table-cell>
          <table:table-cell table:style-name="ce59"/>
          <table:table-cell table:style-name="ce60" office:value-type="time" office:time-value="PT11H40M00S" calcext:value-type="time">
            <text:p>11:4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2" calcext:value-type="float">
            <text:p>2</text:p>
          </table:table-cell>
          <table:table-cell table:style-name="ce39"/>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6" calcext:value-type="float">
            <text:p>6</text:p>
          </table:table-cell>
          <table:table-cell table:style-name="ce39"/>
          <table:table-cell table:style-name="ce39" table:formula="of:=SUM([.D21:.K21])" office:value-type="float" office:value="6" calcext:value-type="float">
            <text:p>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2:.K22])" office:value-type="float" office:value="1" calcext:value-type="float">
            <text:p>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5"/>
          <table:table-cell table:style-name="ce39" office:value-type="float" office:value="1" calcext:value-type="float">
            <text:p>1</text:p>
          </table:table-cell>
          <table:table-cell table:style-name="ce39"/>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5" calcext:value-type="float">
            <text:p>5</text:p>
          </table:table-cell>
          <table:table-cell table:style-name="ce39"/>
          <table:table-cell table:style-name="ce39" table:formula="of:=SUM([.D37:.K37])" office:value-type="float" office:value="5" calcext:value-type="float">
            <text:p>5</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4"/>
          <table:table-cell table:style-name="ce49" office:value-type="float" office:value="3" calcext:value-type="float">
            <text:p>3</text:p>
          </table:table-cell>
          <table:table-cell table:style-name="ce49"/>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2"/>
          <table:table-cell table:style-name="ce49" office:value-type="float" office:value="153" calcext:value-type="float">
            <text:p>153</text:p>
          </table:table-cell>
          <table:table-cell table:style-name="ce49"/>
          <table:table-cell table:style-name="ce39" table:formula="of:=SUM([.D47:.K47])" office:value-type="float" office:value="153" calcext:value-type="float">
            <text:p>15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4"/>
          <table:table-cell table:style-name="ce49" office:value-type="float" office:value="11" calcext:value-type="float">
            <text:p>11</text:p>
          </table:table-cell>
          <table:table-cell table:style-name="ce49"/>
          <table:table-cell table:style-name="ce39" table:formula="of:=SUM([.D53:.K53])" office:value-type="float" office:value="11" calcext:value-type="float">
            <text:p>11</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4"/>
          <table:table-cell table:style-name="ce49" office:value-type="float" office:value="9" calcext:value-type="float">
            <text:p>9</text:p>
          </table:table-cell>
          <table:table-cell table:style-name="ce49"/>
          <table:table-cell table:style-name="ce39" table:formula="of:=SUM([.D57:.K57])" office:value-type="float" office:value="9" calcext:value-type="float">
            <text:p>9</text:p>
          </table:table-cell>
          <table:table-cell table:style-name="ce69"/>
          <table:table-cell table:style-name="ce69" table:formula="of:=SUM([.L18:.L57])" office:value-type="float" office:value="206" calcext:value-type="float">
            <text:p>206</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9"/>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6"/>
          <table:table-cell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5_2019.C73" table:end-x="13.44mm" table:end-y="1.17mm" draw:z-index="4" draw:name="CustomShape 1" draw:style-name="gr1" draw:text-style-name="P1" svg:width="65.75mm" svg:height="37.17mm" svg:x="3.98mm" svg:y="3.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5_2019.E73" table:end-x="2.01mm" table:end-y="1.43mm" draw:z-index="8" draw:name="CustomShape 1" draw:style-name="gr2" draw:text-style-name="P1" svg:width="66.76mm" svg:height="37.17mm" svg:x="26.94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C68" table:end-x="12.88mm" table:end-y="8.04mm" draw:z-index="14" draw:name="CustomShape 1" draw:style-name="gr3" draw:text-style-name="P3" svg:width="8.08mm" svg:height="10.79mm" svg:x="4.82mm" svg:y="3.3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E68" table:end-x="2.57mm" table:end-y="8.43mm" draw:z-index="1" draw:name="CustomShape 1" draw:style-name="gr4" draw:text-style-name="P3" svg:width="16.91mm" svg:height="11.5mm" svg:x="17.25mm" svg:y="3.0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73" table:end-x="8.39mm" table:end-y="1.01mm" draw:z-index="6" draw:name="CustomShape 1" draw:style-name="gr5" draw:text-style-name="P1" svg:width="58.57mm" svg:height="37.17mm" svg:x="12.97mm" svg:y="3.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68" table:end-x="7.52mm" table:end-y="8.43mm" draw:z-index="15" draw:name="CustomShape 1" draw:style-name="gr6" draw:text-style-name="P3" svg:width="15.96mm" svg:height="11.34mm" svg:x="23.14mm" svg:y="3.2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I73" table:end-x="12.26mm" table:end-y="1.06mm" draw:z-index="11" draw:name="CustomShape 1" draw:style-name="gr7" draw:text-style-name="P1" svg:width="59.16mm" svg:height="37.17mm" svg:x="16.25mm" svg:y="3.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73" table:end-x="19.26mm" table:end-y="1.49mm" draw:z-index="2" draw:name="CustomShape 1" draw:style-name="gr8" draw:text-style-name="P1" svg:width="59.35mm" svg:height="37.17mm" svg:x="23.07mm" svg:y="3.5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I68" table:end-x="11.54mm" table:end-y="8.6mm" draw:z-index="16" draw:name="CustomShape 1" draw:style-name="gr9" draw:text-style-name="P3" svg:width="9mm" svg:height="10.98mm" svg:x="2.54mm" svg:y="3.7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68" table:end-x="18.66mm" table:end-y="8.43mm" draw:z-index="0" draw:name="CustomShape 1" draw:style-name="gr10" draw:text-style-name="P3" svg:width="9.09mm" svg:height="10.07mm" svg:x="9.59mm" svg:y="4.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8mm" svg:y="1.08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5mm" svg:y="0.49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4mm" svg:y="0.47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4mm" svg:y="1.9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Lo hago pronto por la mañana por el calor, recorrido interesante, he visto Colias y Papili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2/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9H45M00S" calcext:value-type="time">
            <text:p>9:45</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8 / <text:s/>3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1.5" calcext:value-type="float">
            <text:p>31,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39" office:value-type="float" office:value="16" calcext:value-type="float">
            <text:p>16</text:p>
          </table:table-cell>
          <table:table-cell table:style-name="ce39"/>
          <table:table-cell table:style-name="ce39" office:value-type="float" office:value="8" calcext:value-type="float">
            <text:p>8</text:p>
          </table:table-cell>
          <table:table-cell table:style-name="ce39"/>
          <table:table-cell table:style-name="ce39" table:formula="of:=SUM([.D21:.K21])" office:value-type="float" office:value="24" calcext:value-type="float">
            <text:p>2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number-columns-repeated="2" table:style-name="ce39" office:value-type="float" office:value="1" calcext:value-type="float">
            <text:p>1</text:p>
          </table:table-cell>
          <table:table-cell table:style-name="ce39" office:value-type="float" office:value="5" calcext:value-type="float">
            <text:p>5</text:p>
          </table:table-cell>
          <table:table-cell table:style-name="ce39" table:number-columns-repeated="3"/>
          <table:table-cell table:style-name="ce39" office:value-type="float" office:value="6" calcext:value-type="float">
            <text:p>6</text:p>
          </table:table-cell>
          <table:table-cell table:style-name="ce39"/>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number-columns-repeated="3"/>
          <table:table-cell table:style-name="ce39" table:formula="of:=SUM([.D39:.K39])" office:value-type="float" office:value="2" calcext:value-type="float">
            <text:p>2</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47" calcext:value-type="float">
            <text:p>47</text:p>
          </table:table-cell>
          <table:table-cell table:style-name="ce39" office:value-type="float" office:value="9" calcext:value-type="float">
            <text:p>9</text:p>
          </table:table-cell>
          <table:table-cell table:style-name="ce49" office:value-type="float" office:value="71" calcext:value-type="float">
            <text:p>71</text:p>
          </table:table-cell>
          <table:table-cell table:style-name="Default"/>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table:table-cell table:style-name="ce39" table:formula="of:=SUM([.D47:.K47])" office:value-type="float" office:value="157" calcext:value-type="float">
            <text:p>157</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3" calcext:value-type="float">
            <text:p>3</text:p>
          </table:table-cell>
          <table:table-cell table:style-name="ce49" table:number-columns-repeated="5"/>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57:.K57])" office:value-type="float" office:value="1" calcext:value-type="float">
            <text:p>1</text:p>
          </table:table-cell>
          <table:table-cell table:style-name="ce69"/>
          <table:table-cell table:style-name="ce69" table:formula="of:=SUM([.L18:.L57])" office:value-type="float" office:value="221" calcext:value-type="float">
            <text:p>221</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2])" office:value-type="float" office:value="54" calcext:value-type="float">
            <text:p>54</text:p>
          </table:table-cell>
          <table:table-cell table:style-name="ce39" table:formula="of:=SUM([.E16:.E62])" office:value-type="float" office:value="10" calcext:value-type="float">
            <text:p>10</text:p>
          </table:table-cell>
          <table:table-cell table:style-name="ce39" table:formula="of:=SUM([.F16:.F62])" office:value-type="float" office:value="84" calcext:value-type="float">
            <text:p>84</text:p>
          </table:table-cell>
          <table:table-cell table:style-name="ce39" table:formula="of:=SUM([.G16:.G62])" office:value-type="float" office:value="0" calcext:value-type="float">
            <text:p>0</text:p>
          </table:table-cell>
          <table:table-cell table:style-name="ce39" table:formula="of:=SUM([.H16:.H62])" office:value-type="float" office:value="27" calcext:value-type="float">
            <text:p>27</text:p>
          </table:table-cell>
          <table:table-cell table:style-name="ce39" table:formula="of:=SUM([.I16:.I62])" office:value-type="float" office:value="0" calcext:value-type="float">
            <text:p>0</text:p>
          </table:table-cell>
          <table:table-cell table:style-name="ce39" table:formula="of:=SUM([.J16:.J62])" office:value-type="float" office:value="47" calcext:value-type="float">
            <text:p>47</text:p>
          </table:table-cell>
          <table:table-cell table:style-name="ce39" table:formula="of:=SUM([.K16:.K62])" office:value-type="float" office:value="0" calcext:value-type="float">
            <text:p>0</text:p>
          </table:table-cell>
          <table:table-cell table:style-name="ce39" table:formula="of:=SUM([.D63:.K63])" office:value-type="float" office:value="222" calcext:value-type="float">
            <text:p>2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2_2019.C73" table:end-x="13.42mm" table:end-y="1.15mm" draw:z-index="4" draw:name="CustomShape 1" draw:style-name="gr12" draw:text-style-name="P1" svg:width="65.74mm" svg:height="37.16mm" svg:x="3.97mm" svg:y="3.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2_2019.E73" table:end-x="1.99mm" table:end-y="1.41mm" draw:z-index="8" draw:name="CustomShape 1" draw:style-name="gr13" draw:text-style-name="P1" svg:width="66.75mm" svg:height="37.16mm" svg:x="26.9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C68" table:end-x="12.86mm" table:end-y="8.04mm" draw:z-index="14" draw:name="CustomShape 1" draw:style-name="gr14" draw:text-style-name="P3" svg:width="8.07mm" svg:height="10.8mm" svg:x="4.81mm" svg:y="3.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E68" table:end-x="2.55mm" table:end-y="8.43mm" draw:z-index="1" draw:name="CustomShape 1" draw:style-name="gr15" draw:text-style-name="P3" svg:width="16.89mm" svg:height="11.51mm" svg:x="17.25mm" svg:y="3.0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73" table:end-x="8.39mm" table:end-y="0.99mm" draw:z-index="6" draw:name="CustomShape 1" draw:style-name="gr16" draw:text-style-name="P1" svg:width="58.58mm" svg:height="37.16mm" svg:x="12.96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68" table:end-x="7.52mm" table:end-y="8.43mm" draw:z-index="15" draw:name="CustomShape 1" draw:style-name="gr17" draw:text-style-name="P3" svg:width="15.97mm" svg:height="11.35mm" svg:x="23.13mm" svg:y="3.2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I73" table:end-x="12.26mm" table:end-y="1.04mm" draw:z-index="11" draw:name="CustomShape 1" draw:style-name="gr18" draw:text-style-name="P1" svg:width="59.16mm" svg:height="37.16mm" svg:x="16.25mm" svg:y="3.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73" table:end-x="19.24mm" table:end-y="1.47mm" draw:z-index="2" draw:name="CustomShape 1" draw:style-name="gr19" draw:text-style-name="P1" svg:width="59.33mm" svg:height="37.16mm" svg:x="23.07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I68" table:end-x="11.54mm" table:end-y="8.6mm" draw:z-index="16" draw:name="CustomShape 1" draw:style-name="gr20" draw:text-style-name="P3" svg:width="9mm" svg:height="10.99mm" svg:x="2.54mm" svg:y="3.7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68" table:end-x="18.64mm" table:end-y="8.43mm" draw:z-index="0" draw:name="CustomShape 1" draw:style-name="gr21" draw:text-style-name="P3" svg:width="9.08mm" svg:height="10.08mm" svg:x="9.58mm" svg:y="4.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1.08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9mm" svg:y="0.49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47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1.9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0_julio_1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6:.K56])" office:value-type="float" office:value="2" calcext:value-type="float">
            <text:p>2</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7:.K57])" office:value-type="float" office:value="5" calcext:value-type="float">
            <text:p>5</text:p>
          </table:table-cell>
          <table:table-cell table:style-name="ce69"/>
          <table:table-cell table:style-name="ce69" table:formula="of:=SUM([.L18:.L57])"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0])" office:value-type="float" office:value="0" calcext:value-type="float">
            <text:p>0</text:p>
          </table:table-cell>
          <table:table-cell table:style-name="ce39" table:formula="of:=SUM([.E16:.E60])" office:value-type="float" office:value="0" calcext:value-type="float">
            <text:p>0</text:p>
          </table:table-cell>
          <table:table-cell table:style-name="ce39" table:formula="of:=SUM([.F16:.F60])" office:value-type="float" office:value="0" calcext:value-type="float">
            <text:p>0</text:p>
          </table:table-cell>
          <table:table-cell table:style-name="ce39" table:formula="of:=SUM([.G16:.G60])" office:value-type="float" office:value="0" calcext:value-type="float">
            <text:p>0</text:p>
          </table:table-cell>
          <table:table-cell table:style-name="ce39" table:formula="of:=SUM([.H16:.H60])" office:value-type="float" office:value="0" calcext:value-type="float">
            <text:p>0</text:p>
          </table:table-cell>
          <table:table-cell table:style-name="ce39" table:formula="of:=SUM([.I16:.I60])" office:value-type="float" office:value="0" calcext:value-type="float">
            <text:p>0</text:p>
          </table:table-cell>
          <table:table-cell table:style-name="ce39" table:formula="of:=SUM([.J16:.J60])" office:value-type="float" office:value="0" calcext:value-type="float">
            <text:p>0</text:p>
          </table:table-cell>
          <table:table-cell table:style-name="ce39" table:formula="of:=SUM([.K16:.K60])" office:value-type="float" office:value="208" calcext:value-type="float">
            <text:p>208</text:p>
          </table:table-cell>
          <table:table-cell table:style-name="ce39" table:formula="of:=SUM([.D61:.K61])"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1" table:end-x="13.42mm" table:end-y="1.15mm" draw:z-index="4" draw:name="CustomShape 1" draw:style-name="gr22" draw:text-style-name="P1" svg:width="65.74mm" svg:height="37.21mm" svg:x="3.97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1" table:end-x="1.99mm" table:end-y="1.41mm" draw:z-index="8" draw:name="CustomShape 1" draw:style-name="gr23" draw:text-style-name="P1" svg:width="66.75mm" svg:height="37.21mm" svg:x="26.93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6" table:end-x="12.86mm" table:end-y="8.04mm" draw:z-index="14" draw:name="CustomShape 1" draw:style-name="gr24" draw:text-style-name="P3" svg:width="8.07mm" svg:height="10.85mm" svg:x="4.81mm" svg:y="3.3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6" table:end-x="2.55mm" table:end-y="8.43mm" draw:z-index="1" draw:name="CustomShape 1" draw:style-name="gr25" draw:text-style-name="P3" svg:width="16.89mm" svg:height="11.56mm" svg:x="17.25mm" svg:y="3.0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1" table:end-x="8.39mm" table:end-y="0.99mm" draw:z-index="6" draw:name="CustomShape 1" draw:style-name="gr26" draw:text-style-name="P1" svg:width="58.58mm" svg:height="37.21mm" svg:x="12.96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6" table:end-x="7.52mm" table:end-y="8.43mm" draw:z-index="15" draw:name="CustomShape 1" draw:style-name="gr27" draw:text-style-name="P3" svg:width="15.97mm" svg:height="11.4mm" svg:x="23.13mm" svg:y="3.1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1" table:end-x="12.26mm" table:end-y="1.04mm" draw:z-index="11" draw:name="CustomShape 1" draw:style-name="gr28" draw:text-style-name="P1" svg:width="59.16mm" svg:height="37.21mm" svg:x="16.25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1" table:end-x="19.24mm" table:end-y="1.47mm" draw:z-index="2" draw:name="CustomShape 1" draw:style-name="gr29" draw:text-style-name="P1" svg:width="59.33mm" svg:height="37.21mm" svg:x="23.07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6" table:end-x="11.54mm" table:end-y="8.6mm" draw:z-index="16" draw:name="CustomShape 1" draw:style-name="gr30" draw:text-style-name="P3" svg:width="9mm" svg:height="11.04mm" svg:x="2.54mm" svg:y="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6" table:end-x="18.64mm" table:end-y="8.43mm" draw:z-index="0" draw:name="CustomShape 1" draw:style-name="gr31" draw:text-style-name="P3" svg:width="9.08mm" svg:height="10.13mm" svg:x="9.58mm" svg:y="4.4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1.1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9mm" svg:y="0.55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5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9">
          <table:table-cell table:number-columns-repeated="1024"/>
        </table:table-row>
        <table:table-row table:style-name="ro1">
          <table:table-cell table:number-columns-repeated="1024"/>
        </table:table-row>
      </table:table>
      <table:table table:name="s20_julio_1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32" draw:text-style-name="P1" svg:width="65.74mm" svg:height="37.18mm" svg:x="3.97mm" svg:y="3.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33" draw:text-style-name="P1" svg:width="66.75mm" svg:height="37.18mm" svg:x="26.9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14" draw:text-style-name="P3" svg:width="8.07mm" svg:height="10.8mm" svg:x="4.81mm" svg:y="3.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15" draw:text-style-name="P3" svg:width="16.89mm" svg:height="11.51mm" svg:x="17.25mm" svg:y="3.0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34" draw:text-style-name="P1" svg:width="58.58mm" svg:height="37.18mm" svg:x="12.96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17" draw:text-style-name="P3" svg:width="15.97mm" svg:height="11.35mm" svg:x="23.13mm" svg:y="3.2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35" draw:text-style-name="P1" svg:width="59.16mm" svg:height="37.18mm" svg:x="16.25mm" svg:y="3.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36" draw:text-style-name="P1" svg:width="59.33mm" svg:height="37.18mm" svg:x="23.07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20" draw:text-style-name="P3" svg:width="9mm" svg:height="10.99mm" svg:x="2.54mm" svg:y="3.7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21" draw:text-style-name="P3" svg:width="9.08mm" svg:height="10.08mm" svg:x="9.58mm" svg:y="4.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1.1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9mm" svg:y="0.55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5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El domingo llovio y cayeron 20 litros, dia seminublado no mucho calor y pocas mariposa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41" table:number-columns-spanned="2" table:number-rows-spanned="1"/>
          <table:covered-table-cell table:style-name="ce141"/>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32" draw:text-style-name="P1" svg:width="65.74mm" svg:height="37.18mm" svg:x="3.97mm" svg:y="3.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33" draw:text-style-name="P1" svg:width="66.75mm" svg:height="37.18mm" svg:x="26.9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14" draw:text-style-name="P3" svg:width="8.07mm" svg:height="10.8mm" svg:x="4.81mm" svg:y="3.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15" draw:text-style-name="P3" svg:width="16.89mm" svg:height="11.51mm" svg:x="17.25mm" svg:y="3.0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34" draw:text-style-name="P1" svg:width="58.58mm" svg:height="37.18mm" svg:x="12.96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17" draw:text-style-name="P3" svg:width="15.97mm" svg:height="11.35mm" svg:x="23.13mm" svg:y="3.2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35" draw:text-style-name="P1" svg:width="59.16mm" svg:height="37.18mm" svg:x="16.25mm" svg:y="3.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36" draw:text-style-name="P1" svg:width="59.33mm" svg:height="37.18mm" svg:x="23.07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20" draw:text-style-name="P3" svg:width="9mm" svg:height="10.99mm" svg:x="2.54mm" svg:y="3.7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21" draw:text-style-name="P3" svg:width="9.08mm" svg:height="10.08mm" svg:x="9.58mm" svg:y="4.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1.1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9mm" svg:y="0.55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5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37"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3" calcext:value-type="float">
            <text:p>153</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8" calcext:value-type="float">
            <text:p>158</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32" draw:text-style-name="P1" svg:width="65.74mm" svg:height="37.18mm" svg:x="3.97mm" svg:y="3.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33" draw:text-style-name="P1" svg:width="66.75mm" svg:height="37.18mm" svg:x="26.9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14" draw:text-style-name="P3" svg:width="8.07mm" svg:height="10.8mm" svg:x="4.81mm" svg:y="3.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15" draw:text-style-name="P3" svg:width="16.89mm" svg:height="11.51mm" svg:x="17.25mm" svg:y="3.0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34" draw:text-style-name="P1" svg:width="58.58mm" svg:height="37.18mm" svg:x="12.96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17" draw:text-style-name="P3" svg:width="15.97mm" svg:height="11.35mm" svg:x="23.13mm" svg:y="3.2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35" draw:text-style-name="P1" svg:width="59.16mm" svg:height="37.18mm" svg:x="16.25mm" svg:y="3.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36" draw:text-style-name="P1" svg:width="59.33mm" svg:height="37.18mm" svg:x="23.07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20" draw:text-style-name="P3" svg:width="9mm" svg:height="10.99mm" svg:x="2.54mm" svg:y="3.7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21" draw:text-style-name="P3" svg:width="9.08mm" svg:height="10.08mm" svg:x="9.58mm" svg:y="4.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1.1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9mm" svg:y="0.55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5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7-01" calcext:value-type="date" table:number-columns-spanned="2" table:number-rows-spanned="1">
            <text:p>01-07-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float" office:value="29" calcext:value-type="float" table:number-columns-spanned="2" table:number-rows-spanned="1">
            <text:p>2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table:table-cell table:style-name="ce29"/>
          <table:table-cell table:style-name="ce7" office:value-type="string" calcext:value-type="string">
            <text:p>DIRECCIÓN DEL VIENTO MEDIA</text:p>
          </table:table-cell>
          <table:table-cell table:style-name="ce36"/>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4" calcext:value-type="float">
            <text:p>4</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4" calcext:value-type="float">
            <text:p>14</text:p>
          </table:table-cell>
          <table:table-cell table:style-name="ce39" office:value-type="float" office:value="8" calcext:value-type="float">
            <text:p>8</text:p>
          </table:table-cell>
          <table:table-cell table:style-name="ce39" table:number-columns-repeated="2"/>
          <table:table-cell table:style-name="ce39" office:value-type="float" office:value="35" calcext:value-type="float">
            <text:p>35</text:p>
          </table:table-cell>
          <table:table-cell table:style-name="ce39" table:number-columns-repeated="3"/>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6" calcext:value-type="float">
            <text:p>6</text:p>
          </table:table-cell>
          <table:table-cell table:number-columns-repeated="2" table:style-name="ce39" office:value-type="float" office:value="10" calcext:value-type="float">
            <text:p>10</text:p>
          </table:table-cell>
          <table:table-cell table:style-name="ce39"/>
          <table:table-cell table:style-name="ce39" office:value-type="float" office:value="14" calcext:value-type="float">
            <text:p>14</text:p>
          </table:table-cell>
          <table:table-cell table:style-name="ce39"/>
          <table:table-cell table:style-name="ce39" office:value-type="float" office:value="17" calcext:value-type="float">
            <text:p>17</text:p>
          </table:table-cell>
          <table:table-cell table:style-name="ce39"/>
          <table:table-cell table:style-name="ce39" table:formula="of:=SUM([.D22:.K22])" office:value-type="float" office:value="57" calcext:value-type="float">
            <text:p>57</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8" calcext:value-type="float">
            <text:p>8</text:p>
          </table:table-cell>
          <table:table-cell table:style-name="ce39"/>
          <table:table-cell table:style-name="ce39" office:value-type="float" office:value="1" calcext:value-type="float">
            <text:p>1</text:p>
          </table:table-cell>
          <table:table-cell table:style-name="ce39"/>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4" calcext:value-type="float">
            <text:p>4</text:p>
          </table:table-cell>
          <table:table-cell table:style-name="ce39" table:number-columns-repeated="3"/>
          <table:table-cell table:style-name="ce39" office:value-type="float" office:value="2" calcext:value-type="float">
            <text:p>2</text:p>
          </table:table-cell>
          <table:table-cell table:style-name="ce39"/>
          <table:table-cell table:style-name="ce39" table:formula="of:=SUM([.D30:.K30])" office:value-type="float" office:value="6" calcext:value-type="float">
            <text:p>6</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number-columns-repeated="3"/>
          <table:table-cell table:style-name="ce39" table:formula="of:=SUM([.D31:.K31])" office:value-type="float" office:value="2" calcext:value-type="float">
            <text:p>2</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number-columns-repeated="3"/>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4" calcext:value-type="float">
            <text:p>14</text:p>
          </table:table-cell>
          <table:table-cell table:style-name="ce39" office:value-type="float" office:value="20" calcext:value-type="float">
            <text:p>20</text:p>
          </table:table-cell>
          <table:table-cell table:style-name="ce49" office:value-type="float" office:value="29" calcext:value-type="float">
            <text:p>29</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0:.K40])" office:value-type="float" office:value="70" calcext:value-type="float">
            <text:p>7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number-columns-repeated="5"/>
          <table:table-cell table:style-name="ce39" table:formula="of:=SUM([.D41:.K41])" office:value-type="float" office:value="4" calcext:value-type="float">
            <text:p>4</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3:.K43])" office:value-type="float" office:value="13" calcext:value-type="float">
            <text:p>13</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46:.K46])" office:value-type="float" office:value="2" calcext:value-type="float">
            <text:p>2</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9" calcext:value-type="float">
            <text:p>19</text:p>
          </table:table-cell>
          <table:table-cell table:style-name="ce39" office:value-type="float" office:value="5" calcext:value-type="float">
            <text:p>5</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table:number-columns-repeated="3"/>
          <table:table-cell table:style-name="ce39" table:formula="of:=SUM([.D47:.K47])" office:value-type="float" office:value="49" calcext:value-type="float">
            <text:p>49</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9" calcext:value-type="float">
            <text:p>289</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61" calcext:value-type="float">
            <text:p>61</text:p>
          </table:table-cell>
          <table:table-cell table:style-name="ce39" table:formula="of:=SUM([.E16:.E57])" office:value-type="float" office:value="49" calcext:value-type="float">
            <text:p>49</text:p>
          </table:table-cell>
          <table:table-cell table:style-name="ce39" table:formula="of:=SUM([.F16:.F57])" office:value-type="float" office:value="78" calcext:value-type="float">
            <text:p>78</text:p>
          </table:table-cell>
          <table:table-cell table:style-name="ce39" table:formula="of:=SUM([.G16:.G57])" office:value-type="float" office:value="0" calcext:value-type="float">
            <text:p>0</text:p>
          </table:table-cell>
          <table:table-cell table:style-name="ce39" table:formula="of:=SUM([.H16:.H57])" office:value-type="float" office:value="80" calcext:value-type="float">
            <text:p>80</text:p>
          </table:table-cell>
          <table:table-cell table:style-name="ce39" table:formula="of:=SUM([.I16:.I57])" office:value-type="float" office:value="0" calcext:value-type="float">
            <text:p>0</text:p>
          </table:table-cell>
          <table:table-cell table:style-name="ce39" table:formula="of:=SUM([.J16:.J57])" office:value-type="float" office:value="23" calcext:value-type="float">
            <text:p>23</text:p>
          </table:table-cell>
          <table:table-cell table:style-name="ce39" table:formula="of:=SUM([.K16:.K57])" office:value-type="float" office:value="0" calcext:value-type="float">
            <text:p>0</text:p>
          </table:table-cell>
          <table:table-cell table:style-name="ce39" table:formula="of:=SUM([.D58:.K58])" office:value-type="float" office:value="291" calcext:value-type="float">
            <text:p>29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32" draw:text-style-name="P1" svg:width="65.74mm" svg:height="37.18mm" svg:x="3.97mm" svg:y="3.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33" draw:text-style-name="P1" svg:width="66.75mm" svg:height="37.18mm" svg:x="26.9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14" draw:text-style-name="P3" svg:width="8.07mm" svg:height="10.8mm" svg:x="4.81mm" svg:y="3.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15" draw:text-style-name="P3" svg:width="16.89mm" svg:height="11.51mm" svg:x="17.25mm" svg:y="3.0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34" draw:text-style-name="P1" svg:width="58.58mm" svg:height="37.18mm" svg:x="12.96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17" draw:text-style-name="P3" svg:width="15.97mm" svg:height="11.35mm" svg:x="23.13mm" svg:y="3.2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35" draw:text-style-name="P1" svg:width="59.16mm" svg:height="37.18mm" svg:x="16.25mm" svg:y="3.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36" draw:text-style-name="P1" svg:width="59.33mm" svg:height="37.18mm" svg:x="23.07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20" draw:text-style-name="P3" svg:width="9mm" svg:height="10.99mm" svg:x="2.54mm" svg:y="3.7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21" draw:text-style-name="P3" svg:width="9.08mm" svg:height="10.08mm" svg:x="9.58mm" svg:y="4.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1.1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9mm" svg:y="0.55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5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41" table:number-columns-spanned="2" table:number-rows-spanned="1"/>
          <table:covered-table-cell table:style-name="ce141"/>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37"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32" draw:text-style-name="P1" svg:width="65.74mm" svg:height="37.18mm" svg:x="3.97mm" svg:y="3.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33" draw:text-style-name="P1" svg:width="66.75mm" svg:height="37.18mm" svg:x="26.9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14" draw:text-style-name="P3" svg:width="8.07mm" svg:height="10.8mm" svg:x="4.81mm" svg:y="3.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15" draw:text-style-name="P3" svg:width="16.89mm" svg:height="11.51mm" svg:x="17.25mm" svg:y="3.0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34" draw:text-style-name="P1" svg:width="58.58mm" svg:height="37.18mm" svg:x="12.96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17" draw:text-style-name="P3" svg:width="15.97mm" svg:height="11.35mm" svg:x="23.13mm" svg:y="3.2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35" draw:text-style-name="P1" svg:width="59.16mm" svg:height="37.18mm" svg:x="16.25mm" svg:y="3.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36" draw:text-style-name="P1" svg:width="59.33mm" svg:height="37.18mm" svg:x="23.07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20" draw:text-style-name="P3" svg:width="9mm" svg:height="10.99mm" svg:x="2.54mm" svg:y="3.7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21" draw:text-style-name="P3" svg:width="9.08mm" svg:height="10.08mm" svg:x="9.58mm" svg:y="4.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1.1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9mm" svg:y="0.55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5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41" table:number-columns-spanned="2" table:number-rows-spanned="1"/>
          <table:covered-table-cell table:style-name="ce141"/>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38" draw:text-style-name="P1" svg:width="65.74mm" svg:height="37.37mm" svg:x="3.97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39" draw:text-style-name="P1" svg:width="66.75mm" svg:height="37.37mm" svg:x="26.93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40" draw:text-style-name="P3" svg:width="8.07mm" svg:height="10.99mm" svg:x="4.81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41"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42" draw:text-style-name="P1" svg:width="58.58mm" svg:height="37.37mm" svg:x="12.96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43" draw:text-style-name="P3" svg:width="15.97mm" svg:height="11.54mm" svg:x="23.13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44"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45"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46"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47" draw:text-style-name="P3" svg:width="9.08mm" svg:height="10.27mm" svg:x="9.58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0.93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9mm" svg:y="0.34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32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1.7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7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41" table:number-columns-spanned="2" table:number-rows-spanned="1"/>
          <table:covered-table-cell table:style-name="ce141"/>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48" draw:text-style-name="P1" svg:width="65.74mm" svg:height="37.4mm" svg:x="3.97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49" draw:text-style-name="P1" svg:width="66.75mm" svg:height="37.4mm" svg:x="26.93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50" draw:text-style-name="P3" svg:width="8.07mm" svg:height="11.01mm" svg:x="4.81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51"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52" draw:text-style-name="P1" svg:width="58.58mm" svg:height="37.4mm" svg:x="12.96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53" draw:text-style-name="P3" svg:width="15.97mm" svg:height="11.56mm" svg:x="23.13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54"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55"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56"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57" draw:text-style-name="P3" svg:width="9.08mm" svg:height="10.29mm" svg:x="9.58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0.91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9mm" svg:y="0.32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1.7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9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58" draw:text-style-name="P1" svg:width="65.74mm" svg:height="37.04mm" svg:x="3.97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59" draw:text-style-name="P1" svg:width="66.75mm" svg:height="37.04mm" svg:x="26.93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60" draw:text-style-name="P3" svg:width="8.07mm" svg:height="10.66mm" svg:x="4.81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61" draw:text-style-name="P3" svg:width="16.89mm" svg:height="11.37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62" draw:text-style-name="P1" svg:width="58.58mm" svg:height="37.04mm" svg:x="12.96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63" draw:text-style-name="P3" svg:width="15.97mm" svg:height="11.21mm" svg:x="23.13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64"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65" draw:text-style-name="P1" svg:width="59.33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66" draw:text-style-name="P3" svg:width="9mm" svg:height="10.85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67" draw:text-style-name="P3" svg:width="9.08mm" svg:height="9.94mm" svg:x="9.58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1.28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9mm" svg:y="0.69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67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2.1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9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58" draw:text-style-name="P1" svg:width="65.74mm" svg:height="37.04mm" svg:x="3.96mm" svg:y="3.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59" draw:text-style-name="P1" svg:width="66.75mm" svg:height="37.04mm" svg:x="26.92mm" svg:y="3.6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60" draw:text-style-name="P3" svg:width="8.07mm" svg:height="10.66mm" svg:x="4.8mm" svg:y="3.51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68" draw:text-style-name="P3" svg:width="16.88mm" svg:height="11.37mm" svg:x="17.25mm" svg:y="3.1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69" draw:text-style-name="P1" svg:width="58.59mm" svg:height="37.04mm" svg:x="12.95mm" svg:y="3.1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70" draw:text-style-name="P3" svg:width="15.98mm" svg:height="11.21mm" svg:x="23.12mm" svg:y="3.3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64" draw:text-style-name="P1" svg:width="59.16mm" svg:height="37.04mm" svg:x="16.25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71" draw:text-style-name="P1" svg:width="59.32mm" svg:height="37.04mm" svg:x="23.07mm" svg:y="3.6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66" draw:text-style-name="P3" svg:width="9mm" svg:height="10.85mm" svg:x="2.54mm" svg:y="3.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67" draw:text-style-name="P3" svg:width="9.08mm" svg:height="9.94mm" svg:x="9.57mm" svg:y="4.62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6mm" svg:y="1.27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8mm" svg:y="0.68mm">
              <draw:image xlink:href="Pictures/10000201000000FA000000DE092A26DC6849588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2mm" svg:y="0.66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2mm" svg:y="2.1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5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72" draw:text-style-name="P1" svg:width="65.74mm" svg:height="37.44mm" svg:x="3.95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73" draw:text-style-name="P1" svg:width="66.75mm" svg:height="37.44mm" svg:x="26.91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74" draw:text-style-name="P3" svg:width="8.07mm" svg:height="11.06mm" svg:x="4.79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75"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76" draw:text-style-name="P1" svg:width="58.6mm" svg:height="37.44mm" svg:x="12.94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77" draw:text-style-name="P3" svg:width="15.99mm" svg:height="11.61mm" svg:x="23.11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7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79"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8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81" draw:text-style-name="P3" svg:width="9.08mm" svg:height="10.34mm" svg:x="9.56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5mm" svg:y="0.8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7mm" svg:y="0.25mm">
              <draw:image xlink:href="Pictures/10000201000000FA000000DE092A26DC6849588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1mm" svg:y="0.2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1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8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199" office:value-type="string" calcext:value-type="string" table:number-columns-spanned="2" table:number-rows-spanned="1">
            <text:p>Euphydrias aurina</text:p>
          </table:table-cell>
          <table:covered-table-cell table:style-name="ce199"/>
          <table:table-cell table:style-name="ce200" office:value-type="string" calcext:value-type="string" table:number-columns-spanned="2" table:number-rows-spanned="1">
            <text:p>FUERA DE TRANSECTO</text:p>
          </table:table-cell>
          <table:covered-table-cell table:style-name="ce200"/>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72" draw:text-style-name="P1" svg:width="65.74mm" svg:height="37.44mm" svg:x="3.94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73" draw:text-style-name="P1" svg:width="66.75mm" svg:height="37.44mm" svg:x="26.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74" draw:text-style-name="P3" svg:width="8.07mm" svg:height="11.06mm" svg:x="4.78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82"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83" draw:text-style-name="P1" svg:width="58.61mm" svg:height="37.44mm" svg:x="12.93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84" draw:text-style-name="P3" svg:width="16mm" svg:height="11.61mm" svg:x="23.1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7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85"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86"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81" draw:text-style-name="P3" svg:width="9.08mm" svg:height="10.34mm" svg:x="9.55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4mm" svg:y="0.8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6mm" svg:y="0.25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mm" svg:y="0.2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7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olo cuento blancas en el antiguo recorrido, el segundo es bastante mas interesant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87" draw:text-style-name="P1" svg:width="65.74mm" svg:height="37.45mm" svg:x="3.9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88" draw:text-style-name="P1" svg:width="66.75mm" svg:height="37.45mm" svg:x="26.8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74" draw:text-style-name="P3" svg:width="8.07mm" svg:height="11.06mm" svg:x="4.7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8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90" draw:text-style-name="P1" svg:width="58.62mm" svg:height="37.45mm" svg:x="12.9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91" draw:text-style-name="P3" svg:width="16.01mm" svg:height="11.61mm" svg:x="23.0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9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9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9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81" draw:text-style-name="P3" svg:width="9.08mm" svg:height="10.34mm" svg:x="9.5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0.8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5mm" svg:y="0.25mm">
              <draw:image xlink:href="Pictures/10000201000000FA000000DE092A26DC6849588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2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6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87" draw:text-style-name="P1" svg:width="65.74mm" svg:height="37.45mm" svg:x="3.9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88" draw:text-style-name="P1" svg:width="66.75mm" svg:height="37.45mm" svg:x="26.8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74" draw:text-style-name="P3" svg:width="8.07mm" svg:height="11.06mm" svg:x="4.7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8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90" draw:text-style-name="P1" svg:width="58.62mm" svg:height="37.45mm" svg:x="12.9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91" draw:text-style-name="P3" svg:width="16.01mm" svg:height="11.61mm" svg:x="23.0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9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9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9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81" draw:text-style-name="P3" svg:width="9.08mm" svg:height="10.34mm" svg:x="9.5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0.8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5mm" svg:y="0.25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2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6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8">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87" draw:text-style-name="P1" svg:width="65.74mm" svg:height="37.45mm" svg:x="3.9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88" draw:text-style-name="P1" svg:width="66.75mm" svg:height="37.45mm" svg:x="26.8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74" draw:text-style-name="P3" svg:width="8.07mm" svg:height="11.06mm" svg:x="4.7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8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90" draw:text-style-name="P1" svg:width="58.62mm" svg:height="37.45mm" svg:x="12.9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91" draw:text-style-name="P3" svg:width="16.01mm" svg:height="11.61mm" svg:x="23.0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9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9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9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81" draw:text-style-name="P3" svg:width="9.08mm" svg:height="10.34mm" svg:x="9.5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0.8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5mm" svg:y="0.25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2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6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72" draw:text-style-name="P1" svg:width="65.74mm" svg:height="37.44mm" svg:x="3.9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73" draw:text-style-name="P1" svg:width="66.75mm" svg:height="37.44mm" svg:x="26.88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74" draw:text-style-name="P3" svg:width="8.07mm" svg:height="11.06mm" svg:x="4.76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9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96" draw:text-style-name="P1" svg:width="58.63mm" svg:height="37.44mm" svg:x="12.91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97" draw:text-style-name="P3" svg:width="16.02mm" svg:height="11.61mm" svg:x="23.08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7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9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8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81" draw:text-style-name="P3" svg:width="9.08mm" svg:height="10.34mm" svg:x="9.53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62mm" svg:y="0.8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4mm" svg:y="0.25mm">
              <draw:image xlink:href="Pictures/10000201000000FA000000DE092A26DC6849588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8mm" svg:y="0.2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8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5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02" table:number-columns-spanned="12" table:number-rows-spanned="3"/>
          <table:covered-table-cell table:number-columns-repeated="11" table:style-name="ce202"/>
          <table:table-cell table:number-columns-repeated="1011"/>
        </table:table-row>
        <table:table-row table:style-name="ro1">
          <table:table-cell/>
          <table:covered-table-cell table:number-columns-repeated="12" table:style-name="ce202"/>
          <table:table-cell table:number-columns-repeated="1011"/>
        </table:table-row>
        <table:table-row table:style-name="ro1">
          <table:table-cell/>
          <table:covered-table-cell table:number-columns-repeated="12" table:style-name="ce202"/>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10">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72" draw:text-style-name="P1" svg:width="65.74mm" svg:height="37.44mm" svg:x="3.9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73" draw:text-style-name="P1" svg:width="66.75mm" svg:height="37.44mm" svg:x="26.88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74" draw:text-style-name="P3" svg:width="8.07mm" svg:height="11.06mm" svg:x="4.76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9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96" draw:text-style-name="P1" svg:width="58.63mm" svg:height="37.44mm" svg:x="12.91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97" draw:text-style-name="P3" svg:width="16.02mm" svg:height="11.61mm" svg:x="23.08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7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9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8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81" draw:text-style-name="P3" svg:width="9.08mm" svg:height="10.34mm" svg:x="9.53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62mm" svg:y="0.84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4mm" svg:y="0.25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8mm" svg:y="0.2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8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5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02"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02"/>
          <table:table-cell table:number-columns-repeated="1011"/>
        </table:table-row>
        <table:table-row table:style-name="ro1">
          <table:table-cell/>
          <table:covered-table-cell table:number-columns-repeated="12" table:style-name="ce202"/>
          <table:table-cell table:number-columns-repeated="1011"/>
        </table:table-row>
        <table:table-row table:style-name="ro1">
          <table:table-cell/>
          <table:covered-table-cell table:number-columns-repeated="12" table:style-name="ce202"/>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206" office:value-type="string" calcext:value-type="string" table:number-columns-spanned="2" table:number-rows-spanned="1">
            <text:p>Pontia daplidice</text:p>
          </table:table-cell>
          <table:covered-table-cell table:style-name="ce20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206" office:value-type="string" calcext:value-type="string" table:number-columns-spanned="2" table:number-rows-spanned="1">
            <text:p>Colias croceus</text:p>
          </table:table-cell>
          <table:covered-table-cell table:style-name="ce206"/>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206" office:value-type="string" calcext:value-type="string" table:number-columns-spanned="2" table:number-rows-spanned="1">
            <text:p>Zerynthia rumina</text:p>
          </table:table-cell>
          <table:covered-table-cell table:style-name="ce206"/>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Vanessa cardui</text:p>
          </table:table-cell>
          <table:covered-table-cell table:style-name="ce206"/>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206" office:value-type="string" calcext:value-type="string" table:number-columns-spanned="2" table:number-rows-spanned="1">
            <text:p>Polygonia c-album</text:p>
          </table:table-cell>
          <table:covered-table-cell table:style-name="ce206"/>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99" draw:text-style-name="P1" svg:width="66.15mm" svg:height="31.8mm" svg:x="3.49mm" svg:y="2.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100" draw:text-style-name="P1" svg:width="66.75mm" svg:height="31.8mm" svg:x="26.87mm" svg:y="2.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101" draw:text-style-name="P3" svg:width="8.07mm" svg:height="10.45mm" svg:x="4.75mm" svg:y="2.4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102" draw:text-style-name="P3" svg:width="16.83mm" svg:height="11.16mm" svg:x="17.25mm" svg:y="2.1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103" draw:text-style-name="P1" svg:width="58.64mm" svg:height="31.8mm" svg:x="12.9mm" svg:y="2.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104" draw:text-style-name="P3" svg:width="16.44mm" svg:height="11mm" svg:x="22.65mm" svg:y="2.2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105" draw:text-style-name="P1" svg:width="59.16mm" svg:height="31.8mm" svg:x="16.25mm" svg:y="2.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106" draw:text-style-name="P1" svg:width="59.27mm" svg:height="31.8mm" svg:x="23.07mm" svg:y="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107" draw:text-style-name="P3" svg:width="9mm" svg:height="10.64mm" svg:x="2.54mm" svg:y="2.8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108" draw:text-style-name="P3" svg:width="9.08mm" svg:height="9.73mm" svg:x="9.52mm" svg:y="3.5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1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3mm" svg:y="-0.59mm">
              <draw:image xlink:href="Pictures/10000201000000FA000000DE092A26DC6849588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7mm" svg:y="-0.61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7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6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62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2"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02"/>
          <table:table-cell table:number-columns-repeated="1012"/>
        </table:table-row>
        <table:table-row table:style-name="ro13">
          <table:covered-table-cell table:number-columns-repeated="12" table:style-name="ce202"/>
          <table:table-cell table:number-columns-repeated="1012"/>
        </table:table-row>
        <table:table-row table:style-name="ro13">
          <table:covered-table-cell table:number-columns-repeated="12" table:style-name="ce202"/>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206" office:value-type="string" calcext:value-type="string" table:number-columns-spanned="2" table:number-rows-spanned="1">
            <text:p>Pieris rapae</text:p>
          </table:table-cell>
          <table:covered-table-cell table:style-name="ce206"/>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206" office:value-type="string" calcext:value-type="string" table:number-columns-spanned="2" table:number-rows-spanned="1">
            <text:p>Pontia daplidice</text:p>
          </table:table-cell>
          <table:covered-table-cell table:style-name="ce20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206" office:value-type="string" calcext:value-type="string" table:number-columns-spanned="2" table:number-rows-spanned="1">
            <text:p>Colias croceus</text:p>
          </table:table-cell>
          <table:covered-table-cell table:style-name="ce206"/>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Iphiclides podalirius</text:p>
          </table:table-cell>
          <table:covered-table-cell table:style-name="ce206"/>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206" office:value-type="string" calcext:value-type="string" table:number-columns-spanned="2" table:number-rows-spanned="1">
            <text:p>Papilio machaon</text:p>
          </table:table-cell>
          <table:covered-table-cell table:style-name="ce206"/>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06" office:value-type="string" calcext:value-type="string" table:number-columns-spanned="2" table:number-rows-spanned="1">
            <text:p>Zerynthia rumina</text:p>
          </table:table-cell>
          <table:covered-table-cell table:style-name="ce206"/>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Vanessa cardui</text:p>
          </table:table-cell>
          <table:covered-table-cell table:style-name="ce206"/>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206" office:value-type="string" calcext:value-type="string" table:number-columns-spanned="2" table:number-rows-spanned="1">
            <text:p>Polygonia c-album</text:p>
          </table:table-cell>
          <table:covered-table-cell table:style-name="ce206"/>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Lasiommata megera</text:p>
          </table:table-cell>
          <table:covered-table-cell table:style-name="ce206"/>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109"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110" draw:text-style-name="P1" svg:width="66.75mm" svg:height="32.2mm" svg:x="26.87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111" draw:text-style-name="P3" svg:width="8.07mm" svg:height="10.84mm" svg:x="4.75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112"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113" draw:text-style-name="P1" svg:width="58.64mm" svg:height="32.2mm" svg:x="12.9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114"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115"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116"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30"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117" draw:text-style-name="P3" svg:width="9.08mm" svg:height="10.12mm" svg:x="9.52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3mm" svg:y="-0.82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7mm" svg:y="-0.84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7mm" svg:y="0.6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6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62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2" office:value-type="string" calcext:value-type="string" table:number-columns-spanned="12" table:number-rows-spanned="3">
            <text:p>Nublado con viento frio, tiempo muy desapacible de ahi el escaso numero de ejemplares</text:p>
          </table:table-cell>
          <table:covered-table-cell table:number-columns-repeated="11" table:style-name="ce202"/>
          <table:table-cell table:number-columns-repeated="1012"/>
        </table:table-row>
        <table:table-row table:style-name="ro13">
          <table:covered-table-cell table:number-columns-repeated="12" table:style-name="ce202"/>
          <table:table-cell table:number-columns-repeated="1012"/>
        </table:table-row>
        <table:table-row table:style-name="ro13">
          <table:covered-table-cell table:number-columns-repeated="12" table:style-name="ce202"/>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06" office:value-type="string" calcext:value-type="string" table:number-columns-spanned="2" table:number-rows-spanned="1">
            <text:p>Carcharodus alceae</text:p>
          </table:table-cell>
          <table:covered-table-cell table:style-name="ce206"/>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206" office:value-type="string" calcext:value-type="string" table:number-columns-spanned="2" table:number-rows-spanned="1">
            <text:p>Pontia daplidice</text:p>
          </table:table-cell>
          <table:covered-table-cell table:style-name="ce20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206" office:value-type="string" calcext:value-type="string" table:number-columns-spanned="2" table:number-rows-spanned="1">
            <text:p>Colias croceus</text:p>
          </table:table-cell>
          <table:covered-table-cell table:style-name="ce206"/>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206" office:value-type="string" calcext:value-type="string" table:number-columns-spanned="2" table:number-rows-spanned="1">
            <text:p>Papilio machaon</text:p>
          </table:table-cell>
          <table:covered-table-cell table:style-name="ce206"/>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06" office:value-type="string" calcext:value-type="string" table:number-columns-spanned="2" table:number-rows-spanned="1">
            <text:p>Zerynthia rumina</text:p>
          </table:table-cell>
          <table:covered-table-cell table:style-name="ce206"/>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Vanessa cardui</text:p>
          </table:table-cell>
          <table:covered-table-cell table:style-name="ce206"/>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06" office:value-type="string" calcext:value-type="string" table:number-columns-spanned="2" table:number-rows-spanned="1">
            <text:p>Polygonia c-album</text:p>
          </table:table-cell>
          <table:covered-table-cell table:style-name="ce206"/>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118" draw:text-style-name="P1" svg:width="66.14mm" svg:height="31.83mm" svg:x="3.49mm" svg:y="2.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119" draw:text-style-name="P1" svg:width="66.75mm" svg:height="31.83mm" svg:x="26.86mm" svg:y="2.5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120" draw:text-style-name="P3" svg:width="8.07mm" svg:height="10.47mm" svg:x="4.74mm" svg:y="2.4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121" draw:text-style-name="P3" svg:width="16.82mm" svg:height="11.18mm" svg:x="17.25mm" svg:y="2.1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122" draw:text-style-name="P1" svg:width="58.65mm" svg:height="31.83mm" svg:x="12.89mm" svg:y="2.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123" draw:text-style-name="P3" svg:width="16.44mm" svg:height="11.02mm" svg:x="22.65mm" svg:y="2.2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24" draw:text-style-name="P1" svg:width="59.16mm" svg:height="31.83mm" svg:x="16.25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25" draw:text-style-name="P1" svg:width="59.26mm" svg:height="31.83mm" svg:x="23.07mm" svg:y="2.5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26" draw:text-style-name="P3" svg:width="9mm" svg:height="10.67mm" svg:x="2.54mm" svg:y="2.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27" draw:text-style-name="P3" svg:width="9.08mm" svg:height="9.75mm" svg:x="9.51mm" svg:y="3.5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9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2mm" svg:y="-0.4mm">
              <draw:image xlink:href="Pictures/10000201000000FA000000DE092A26DC6849588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6mm" svg:y="-0.42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6mm" svg:y="1.05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5mm" svg:y="-0.2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2" office:value-type="string" calcext:value-type="string" table:number-columns-spanned="12" table:number-rows-spanned="3">
            <text:p>Despejado, temperatura agradable pero con mucho viento.</text:p>
          </table:table-cell>
          <table:covered-table-cell table:number-columns-repeated="11" table:style-name="ce202"/>
          <table:table-cell table:number-columns-repeated="1012"/>
        </table:table-row>
        <table:table-row table:style-name="ro13">
          <table:covered-table-cell table:number-columns-repeated="12" table:style-name="ce202"/>
          <table:table-cell table:number-columns-repeated="1012"/>
        </table:table-row>
        <table:table-row table:style-name="ro13">
          <table:covered-table-cell table:number-columns-repeated="12" table:style-name="ce202"/>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06" office:value-type="string" calcext:value-type="string" table:number-columns-spanned="2" table:number-rows-spanned="1">
            <text:p>Carcharodus alceae</text:p>
          </table:table-cell>
          <table:covered-table-cell table:style-name="ce206"/>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206" office:value-type="string" calcext:value-type="string" table:number-columns-spanned="2" table:number-rows-spanned="1">
            <text:p>Pontia daplidice</text:p>
          </table:table-cell>
          <table:covered-table-cell table:style-name="ce20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206" office:value-type="string" calcext:value-type="string" table:number-columns-spanned="2" table:number-rows-spanned="1">
            <text:p>Pieris blanca</text:p>
          </table:table-cell>
          <table:covered-table-cell table:style-name="ce206"/>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Colias croceus</text:p>
          </table:table-cell>
          <table:covered-table-cell table:style-name="ce206"/>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Iphiclides podalirius</text:p>
          </table:table-cell>
          <table:covered-table-cell table:style-name="ce206"/>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Papilio machaon</text:p>
          </table:table-cell>
          <table:covered-table-cell table:style-name="ce206"/>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06" office:value-type="string" calcext:value-type="string" table:number-columns-spanned="2" table:number-rows-spanned="1">
            <text:p>Zerynthia rumina</text:p>
          </table:table-cell>
          <table:covered-table-cell table:style-name="ce206"/>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Vanessa cardui</text:p>
          </table:table-cell>
          <table:covered-table-cell table:style-name="ce206"/>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06" office:value-type="string" calcext:value-type="string" table:number-columns-spanned="2" table:number-rows-spanned="1">
            <text:p>Polygonia c-album</text:p>
          </table:table-cell>
          <table:covered-table-cell table:style-name="ce206"/>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Lasiommata megera</text:p>
          </table:table-cell>
          <table:covered-table-cell table:style-name="ce206"/>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28" draw:text-style-name="P1" svg:width="66.13mm" svg:height="31.83mm" svg:x="3.49mm" svg:y="2.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119" draw:text-style-name="P1" svg:width="66.75mm" svg:height="31.83mm" svg:x="26.85mm" svg:y="2.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120" draw:text-style-name="P3" svg:width="8.07mm" svg:height="10.47mm" svg:x="4.73mm" svg:y="2.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29" draw:text-style-name="P3" svg:width="16.81mm" svg:height="11.18mm" svg:x="17.25mm" svg:y="2.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30" draw:text-style-name="P1" svg:width="58.66mm" svg:height="31.83mm" svg:x="12.88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123" draw:text-style-name="P3" svg:width="16.44mm" svg:height="11.02mm" svg:x="22.65mm" svg:y="2.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24" draw:text-style-name="P1" svg:width="59.16mm" svg:height="31.83mm" svg:x="16.25mm" svg:y="2.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31" draw:text-style-name="P1" svg:width="59.25mm" svg:height="31.83mm" svg:x="23.07mm" svg:y="2.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32" draw:text-style-name="P3" svg:width="9mm" svg:height="10.68mm" svg:x="2.54mm" svg:y="2.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27" draw:text-style-name="P3" svg:width="9.08mm" svg:height="9.75mm" svg:x="9.5mm" svg:y="3.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8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1mm" svg:y="-0.41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5mm" svg:y="-0.4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5mm" svg:y="1.0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4mm" svg:y="-0.2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9"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206" office:value-type="string" calcext:value-type="string" table:number-columns-spanned="2" table:number-rows-spanned="1">
            <text:p>Pontia daplidice</text:p>
          </table:table-cell>
          <table:covered-table-cell table:style-name="ce20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206" office:value-type="string" calcext:value-type="string" table:number-columns-spanned="2" table:number-rows-spanned="1">
            <text:p>Colias croceus</text:p>
          </table:table-cell>
          <table:covered-table-cell table:style-name="ce206"/>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28" draw:text-style-name="P1" svg:width="66.13mm" svg:height="31.83mm" svg:x="3.49mm" svg:y="2.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119" draw:text-style-name="P1" svg:width="66.75mm" svg:height="31.83mm" svg:x="26.85mm" svg:y="2.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120" draw:text-style-name="P3" svg:width="8.07mm" svg:height="10.47mm" svg:x="4.73mm" svg:y="2.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29" draw:text-style-name="P3" svg:width="16.81mm" svg:height="11.18mm" svg:x="17.25mm" svg:y="2.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30" draw:text-style-name="P1" svg:width="58.66mm" svg:height="31.83mm" svg:x="12.88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123" draw:text-style-name="P3" svg:width="16.44mm" svg:height="11.02mm" svg:x="22.65mm" svg:y="2.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24" draw:text-style-name="P1" svg:width="59.16mm" svg:height="31.83mm" svg:x="16.25mm" svg:y="2.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31" draw:text-style-name="P1" svg:width="59.25mm" svg:height="31.83mm" svg:x="23.07mm" svg:y="2.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32" draw:text-style-name="P3" svg:width="9mm" svg:height="10.68mm" svg:x="2.54mm" svg:y="2.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27" draw:text-style-name="P3" svg:width="9.08mm" svg:height="9.75mm" svg:x="9.5mm" svg:y="3.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8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1mm" svg:y="-0.41mm">
              <draw:image xlink:href="Pictures/10000201000000FA000000DE092A26DC6849588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5mm" svg:y="-0.4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5mm" svg:y="1.04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4mm" svg:y="-0.2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9" office:value-type="string" calcext:value-type="string" table:number-columns-spanned="12" table:number-rows-spanned="3">
            <text:p>nublado con viento flojo</text:p>
          </table:table-cell>
          <table:covered-table-cell table:number-columns-repeated="11"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206" office:value-type="string" calcext:value-type="string" table:number-columns-spanned="2" table:number-rows-spanned="1">
            <text:p>Pontia daplidice</text:p>
          </table:table-cell>
          <table:covered-table-cell table:style-name="ce20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206" office:value-type="string" calcext:value-type="string" table:number-columns-spanned="2" table:number-rows-spanned="1">
            <text:p>Colias croceus</text:p>
          </table:table-cell>
          <table:covered-table-cell table:style-name="ce206"/>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206" office:value-type="string" calcext:value-type="string" table:number-columns-spanned="2" table:number-rows-spanned="1">
            <text:p>Vanessa cardui</text:p>
          </table:table-cell>
          <table:covered-table-cell table:style-name="ce206"/>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28" draw:text-style-name="P1" svg:width="66.13mm" svg:height="31.83mm" svg:x="3.49mm" svg:y="2.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119" draw:text-style-name="P1" svg:width="66.75mm" svg:height="31.83mm" svg:x="26.85mm" svg:y="2.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120" draw:text-style-name="P3" svg:width="8.07mm" svg:height="10.47mm" svg:x="4.73mm" svg:y="2.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29" draw:text-style-name="P3" svg:width="16.81mm" svg:height="11.18mm" svg:x="17.25mm" svg:y="2.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30" draw:text-style-name="P1" svg:width="58.66mm" svg:height="31.83mm" svg:x="12.88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123" draw:text-style-name="P3" svg:width="16.44mm" svg:height="11.02mm" svg:x="22.65mm" svg:y="2.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24" draw:text-style-name="P1" svg:width="59.16mm" svg:height="31.83mm" svg:x="16.25mm" svg:y="2.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31" draw:text-style-name="P1" svg:width="59.25mm" svg:height="31.83mm" svg:x="23.07mm" svg:y="2.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32" draw:text-style-name="P3" svg:width="9mm" svg:height="10.68mm" svg:x="2.54mm" svg:y="2.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27" draw:text-style-name="P3" svg:width="9.08mm" svg:height="9.75mm" svg:x="9.5mm" svg:y="3.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8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41mm" svg:y="-0.41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5mm" svg:y="-0.4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5mm" svg:y="1.04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4mm" svg:y="-0.2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9" office:value-type="string" calcext:value-type="string" table:number-columns-spanned="12" table:number-rows-spanned="3">
            <text:p>tiempo soleado, buena temperatura y viento flojo.</text:p>
          </table:table-cell>
          <table:covered-table-cell table:number-columns-repeated="11"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206" office:value-type="string" calcext:value-type="string" table:number-columns-spanned="2" table:number-rows-spanned="1">
            <text:p>Pieris napi</text:p>
          </table:table-cell>
          <table:covered-table-cell table:style-name="ce206"/>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206" office:value-type="string" calcext:value-type="string" table:number-columns-spanned="2" table:number-rows-spanned="1">
            <text:p>Colias croceus</text:p>
          </table:table-cell>
          <table:covered-table-cell table:style-name="ce206"/>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206" office:value-type="string" calcext:value-type="string" table:number-columns-spanned="2" table:number-rows-spanned="1">
            <text:p>Papilio machaon</text:p>
          </table:table-cell>
          <table:covered-table-cell table:style-name="ce206"/>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33"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110" draw:text-style-name="P1" svg:width="66.75mm" svg:height="32.2mm" svg:x="26.81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111" draw:text-style-name="P3" svg:width="8.07mm" svg:height="10.84mm" svg:x="4.69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34"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35" draw:text-style-name="P1" svg:width="58.7mm" svg:height="32.2mm" svg:x="12.84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114"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115"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36"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37"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117" draw:text-style-name="P3" svg:width="9.08mm" svg:height="10.12mm" svg:x="9.46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37mm" svg:y="-0.86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88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0.5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63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9" office:value-type="string" calcext:value-type="string" table:number-columns-spanned="12" table:number-rows-spanned="3">
            <text:p>tiempo soleado, buena temperatura y viento flojo.</text:p>
          </table:table-cell>
          <table:covered-table-cell table:number-columns-repeated="11"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3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39" draw:text-style-name="P1" svg:width="66.75mm" svg:height="32.24mm" svg:x="26.8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40" draw:text-style-name="P3" svg:width="8.07mm" svg:height="10.87mm" svg:x="4.68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4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42" draw:text-style-name="P1" svg:width="58.71mm" svg:height="32.24mm" svg:x="12.83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4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4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4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4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47" draw:text-style-name="P3" svg:width="9.08mm" svg:height="10.15mm" svg:x="9.45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36mm" svg:y="-0.86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mm" svg:y="-0.88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9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4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9" office:value-type="string" calcext:value-type="string" table:number-columns-spanned="12" table:number-rows-spanned="3">
            <text:p>tiempo soleado aunque fresco y con viento ligero</text:p>
          </table:table-cell>
          <table:covered-table-cell table:number-columns-repeated="11"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3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39" draw:text-style-name="P1" svg:width="66.75mm" svg:height="32.24mm" svg:x="26.8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40" draw:text-style-name="P3" svg:width="8.07mm" svg:height="10.87mm" svg:x="4.68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4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42" draw:text-style-name="P1" svg:width="58.71mm" svg:height="32.24mm" svg:x="12.83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4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4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4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4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47" draw:text-style-name="P3" svg:width="9.08mm" svg:height="10.15mm" svg:x="9.45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36mm" svg:y="-0.86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mm" svg:y="-0.88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mm" svg:y="0.5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9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4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9" office:value-type="string" calcext:value-type="string" table:number-columns-spanned="12" table:number-rows-spanned="3">
            <text:p>Dia calido pero muy ventoso</text:p>
          </table:table-cell>
          <table:covered-table-cell table:number-columns-repeated="11"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3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39" draw:text-style-name="P1" svg:width="66.75mm" svg:height="32.24mm" svg:x="26.8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40" draw:text-style-name="P3" svg:width="8.07mm" svg:height="10.87mm" svg:x="4.68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4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42" draw:text-style-name="P1" svg:width="58.71mm" svg:height="32.24mm" svg:x="12.83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4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4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4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4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47" draw:text-style-name="P3" svg:width="9.08mm" svg:height="10.15mm" svg:x="9.45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36mm" svg:y="-0.86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mm" svg:y="-0.88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9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4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9" office:value-type="string" calcext:value-type="string" table:number-columns-spanned="12" table:number-rows-spanned="3">
            <text:p>Dia calido pero muy ventoso</text:p>
          </table:table-cell>
          <table:covered-table-cell table:number-columns-repeated="11"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covered-table-cell table:number-columns-repeated="12" table:style-name="ce20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48" draw:text-style-name="P1" svg:width="66.07mm" svg:height="31.84mm" svg:x="3.49mm" svg:y="2.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49" draw:text-style-name="P1" svg:width="66.75mm" svg:height="31.84mm" svg:x="26.79mm" svg:y="2.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50" draw:text-style-name="P3" svg:width="8.07mm" svg:height="10.48mm" svg:x="4.67mm" svg:y="2.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51" draw:text-style-name="P3" svg:width="16.75mm" svg:height="11.19mm" svg:x="17.25mm" svg:y="2.0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52" draw:text-style-name="P1" svg:width="58.72mm" svg:height="31.84mm" svg:x="12.82mm" svg:y="2.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53" draw:text-style-name="P3" svg:width="16.44mm" svg:height="11.03mm" svg:x="22.65mm" svg:y="2.2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54" draw:text-style-name="P1" svg:width="59.16mm" svg:height="31.84mm" svg:x="16.25mm" svg:y="2.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55" draw:text-style-name="P1" svg:width="59.19mm" svg:height="31.84mm" svg:x="23.07mm" svg:y="2.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56" draw:text-style-name="P3" svg:width="9mm" svg:height="10.69mm" svg:x="2.54mm" svg:y="2.7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57" draw:text-style-name="P3" svg:width="9.08mm" svg:height="9.76mm" svg:x="9.44mm" svg:y="3.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5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35mm" svg:y="-0.44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9mm" svg:y="-0.46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58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9mm" svg:y="1.01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8mm" svg:y="-0.27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58"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59" draw:text-style-name="P1" svg:width="66.75mm" svg:height="29.41mm" svg:x="26.78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60" draw:text-style-name="P3" svg:width="8.07mm" svg:height="14.11mm" svg:x="4.66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61"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62" draw:text-style-name="P1" svg:width="58.73mm" svg:height="28.99mm" svg:x="12.81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63"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64"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65"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66"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67" draw:text-style-name="P3" svg:width="9.08mm" svg:height="15.22mm" svg:x="9.43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34mm" svg:y="8.63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8mm" svg:y="8.6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8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7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09"/>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mi sitio</text:p>
          </table:table-cell>
          <table:covered-table-cell table:number-columns-repeated="5" table:style-name="ce96"/>
          <table:table-cell table:style-name="ce7" office:value-type="string" calcext:value-type="string">
            <text:p>OBSERVADOR</text:p>
          </table:table-cell>
          <table:table-cell table:style-name="ce89"/>
          <table:table-cell table:style-name="ce219" table:number-columns-spanned="3" table:number-rows-spanned="1"/>
          <table:covered-table-cell table:number-columns-repeated="2" table:style-name="ce219"/>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6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69" draw:text-style-name="P1" svg:width="66.75mm" svg:height="29.43mm" svg:x="26.78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170" draw:text-style-name="P3" svg:width="8.07mm" svg:height="14.12mm" svg:x="4.66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171"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172" draw:text-style-name="P1" svg:width="58.73mm" svg:height="29.01mm" svg:x="12.81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63"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173"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17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175"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176" draw:text-style-name="P3" svg:width="9.08mm" svg:height="15.24mm" svg:x="9.43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mm" svg:height="25.37mm" svg:x="34.34mm" svg:y="8.63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8mm" svg:y="8.6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8mm" svg:y="8.6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7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09"/>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4">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table:number-columns-spanned="6" table:number-rows-spanned="1"/>
          <table:covered-table-cell table:number-columns-repeated="5" table:style-name="ce96"/>
          <table:table-cell table:style-name="ce7" office:value-type="string" calcext:value-type="string">
            <text:p>OBSERVADOR</text:p>
          </table:table-cell>
          <table:table-cell table:style-name="ce89"/>
          <table:table-cell table:style-name="ce219" table:number-columns-spanned="3" table:number-rows-spanned="1"/>
          <table:covered-table-cell table:number-columns-repeated="2" table:style-name="ce219"/>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61" office:value-type="string" calcext:value-type="string">
            <text:p>/</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6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177" draw:text-style-name="P1" svg:width="66.76mm" svg:height="29.43mm" svg:x="26.7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178" draw:text-style-name="P3" svg:width="8.08mm" svg:height="14.14mm" svg:x="4.65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61"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179" draw:text-style-name="P1" svg:width="58.75mm" svg:height="29.01mm" svg:x="12.8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180"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181"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17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182"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183" draw:text-style-name="P3" svg:width="9.09mm" svg:height="15.26mm" svg:x="9.42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092A26DC6849588C.png" xlink:type="simple" xlink:show="embed" xlink:actuate="onLoad" loext:mime-type="image/png">
                <text:p/>
              </draw:image>
            </draw:frame>
          </table:table-cell>
          <table:table-cell table:style-name="ce19">
            <draw:frame draw:z-index="9" draw:name="Gráfico 14" draw:style-name="gr11" draw:text-style-name="P1" svg:width="42.31mm" svg:height="25.38mm" svg:x="34.33mm" svg:y="8.63mm">
              <draw:image xlink:href="Pictures/10000201000000FA000000DE479418A8F912AFED.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20.07mm" svg:y="8.63mm">
              <draw:image xlink:href="Pictures/10000201000000FE000000E6344AB3396FB92AEF.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7.77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2.96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09"/>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31">00/00/0000</text:date>, <text:time style:data-style-name="N2" text:time-value="10:50:39.745469084">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7-31T11:16:56.408974760</dc:date>
    <meta:editing-cycles>69</meta:editing-cycles>
    <meta:editing-duration>PT16H35M17S</meta:editing-duration>
    <meta:generator>LibreOffice/6.1.5.2$Linux_X86_64 LibreOffice_project/10$Build-2</meta:generator>
    <meta:document-statistic meta:table-count="34" meta:cell-count="4878" meta:object-count="5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